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gnm="http://www.gnumeric.org/odf-extension/1.0" office:version="1.2">
  <office:scripts/>
  <office:font-face-decls>
    <style:font-face style:name="Sans" svg:font-family="Sans"/>
    <style:font-face style:name="Arial" svg:font-family="Arial" style:font-family-generic="swiss" style:font-pitch="variable"/>
    <style:font-face style:name="Arimo" svg:font-family="Arim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999cm"/>
    </style:style>
    <style:style style:name="co2" style:family="table-column">
      <style:table-column-properties fo:break-before="auto" style:column-width="15cm"/>
    </style:style>
    <style:style style:name="co3" style:family="table-column">
      <style:table-column-properties fo:break-before="auto" style:column-width="2.267cm"/>
    </style:style>
    <style:style style:name="co4" style:family="table-column">
      <style:table-column-properties fo:break-before="auto" style:column-width="3.12cm"/>
    </style:style>
    <style:style style:name="ro1" style:family="table-row">
      <style:table-row-properties style:row-height="0.492cm" fo:break-before="auto" style:use-optimal-row-height="true"/>
    </style:style>
    <style:style style:name="ro2" style:family="table-row">
      <style:table-row-properties style:row-height="2.829cm" fo:break-before="auto" style:use-optimal-row-height="true"/>
    </style:style>
    <style:style style:name="ro3" style:family="table-row">
      <style:table-row-properties style:row-height="0.855cm" fo:break-before="auto" style:use-optimal-row-height="true"/>
    </style:style>
    <style:style style:name="ro4" style:family="table-row">
      <style:table-row-properties style:row-height="1.644cm" fo:break-before="auto" style:use-optimal-row-height="true"/>
    </style:style>
    <style:style style:name="ro5" style:family="table-row">
      <style:table-row-properties style:row-height="1.249cm" fo:break-before="auto" style:use-optimal-row-height="true"/>
    </style:style>
    <style:style style:name="ro6" style:family="table-row">
      <style:table-row-properties style:row-height="0.921cm" fo:break-before="auto" style:use-optimal-row-height="true"/>
    </style:style>
    <style:style style:name="ro7"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top"/>
      <style:paragraph-properties fo:margin-left="0cm"/>
      <style:text-properties fo:language="en" fo:country="US" fo:font-weight="bold" style:font-weight-asian="bold" style:font-weight-complex="bold"/>
    </style:style>
    <style:style style:name="ce2" style:family="table-cell" style:parent-style-name="Default">
      <style:table-cell-properties fo:background-color="#e6e6ff" style:text-align-source="value-type" style:repeat-content="false" fo:wrap-option="wrap" style:vertical-align="top"/>
      <style:text-properties fo:language="en" fo:country="US"/>
    </style:style>
    <style:style style:name="ce3" style:family="table-cell" style:parent-style-name="Default">
      <style:table-cell-properties style:text-align-source="value-type" style:repeat-content="false" fo:wrap-option="wrap" style:vertical-align="top"/>
      <style:text-properties fo:language="en" fo:country="US"/>
    </style:style>
    <style:style style:name="ce4" style:family="table-cell" style:parent-style-name="Default">
      <style:table-cell-properties style:text-align-source="value-type" style:repeat-content="false" fo:wrap-option="wrap" style:vertical-align="top"/>
      <style:paragraph-properties fo:margin-left="0cm"/>
      <style:text-properties fo:font-weight="bold" style:font-weight-asian="bold" style:font-weight-complex="bold"/>
    </style:style>
    <style:style style:name="ce5" style:family="table-cell" style:parent-style-name="Default">
      <style:table-cell-properties fo:background-color="#e6e6ff" style:text-align-source="value-type" style:repeat-content="false" fo:wrap-option="wrap" style:vertical-align="top"/>
    </style:style>
    <style:style style:name="ce6" style:family="table-cell" style:parent-style-name="Default">
      <style:table-cell-properties style:text-align-source="value-type" style:repeat-content="false" fo:wrap-option="wrap" style:vertical-align="top"/>
    </style:style>
    <style:style style:name="ce7" style:family="table-cell" style:parent-style-name="Default">
      <style:table-cell-properties style:text-align-source="value-type" style:repeat-content="false" fo:wrap-option="wrap" style:vertical-align="top"/>
      <style:paragraph-properties fo:margin-left="0cm"/>
      <style:text-properties fo:language="es" fo:country="ES" fo:font-weight="bold" style:font-weight-asian="bold" style:font-weight-complex="bold"/>
    </style:style>
    <style:style style:name="ce8" style:family="table-cell" style:parent-style-name="Default">
      <style:table-cell-properties fo:background-color="#e6e6ff" style:text-align-source="value-type" style:repeat-content="false" fo:wrap-option="wrap" style:vertical-align="top"/>
      <style:text-properties fo:language="es" fo:country="ES"/>
    </style:style>
    <style:style style:name="ce9" style:family="table-cell" style:parent-style-name="Default">
      <style:table-cell-properties style:text-align-source="value-type" style:repeat-content="false" fo:wrap-option="wrap" style:vertical-align="top"/>
      <style:text-properties fo:language="es" fo:country="ES"/>
    </style:style>
    <style:style style:name="ce10" style:family="table-cell" style:parent-style-name="Default">
      <style:table-cell-properties style:text-align-source="value-type" style:repeat-content="false" fo:wrap-option="wrap" style:vertical-align="top"/>
      <style:text-properties style:font-name="Arial" fo:language="it" fo:country="IT" style:font-name-asian="DejaVu Sans Light" style:language-asian="zh" style:country-asian="CN" style:font-name-complex="FreeSans"/>
    </style:style>
    <style:style style:name="ce11" style:family="table-cell" style:parent-style-name="Default">
      <style:table-cell-properties style:text-align-source="value-type" style:repeat-content="false" fo:background-color="transparent" fo:wrap-option="wrap" style:vertical-align="top"/>
      <style:paragraph-properties fo:margin-left="0cm"/>
      <style:text-properties fo:font-weight="bold" style:font-weight-asian="bold" style:font-weight-complex="bold"/>
    </style:style>
    <style:style style:name="ce12" style:family="table-cell" style:parent-style-name="Default">
      <style:table-cell-properties style:text-align-source="value-type" style:repeat-content="false" fo:background-color="transparent" fo:wrap-option="wrap" style:vertical-align="top"/>
    </style:style>
    <style:style style:name="gr1" style:family="graphic">
      <style:graphic-properties draw:marker-start="Arrowhead_20_1" draw:marker-start-width="0.2cm" draw:marker-start-center="false" draw:fill="solid" draw:fill-color="#e6e6ff" draw:auto-grow-height="true" draw:auto-grow-width="false" fo:min-height="1.44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DejaVu Sans Light"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DejaVu Sans Light"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language="it" fo:country="IT" fo:font-weight="bold" style:font-name-asian="DejaVu Sans Light" style:language-asian="zh" style:country-asian="CN" style:font-weight-asian="bold" style:font-name-complex="FreeSans" style:font-weight-complex="bold"/>
    </style:style>
    <style:style style:name="T6" style:family="text">
      <style:text-properties fo:language="it" fo:country="IT" style:font-name-asian="DejaVu Sans Light" style:language-asian="zh" style:country-asian="CN" style:font-name-complex="FreeSans"/>
    </style:style>
    <style:style style:name="T7" style:family="text">
      <style:text-properties fo:language="it" fo:country="IT" fo:font-weight="normal" style:font-name-asian="DejaVu Sans Light" style:language-asian="zh" style:country-asian="CN" style:font-weight-asian="normal" style:font-name-complex="FreeSans" style:font-weight-complex="normal"/>
    </style:style>
    <style:style style:name="T8" style:family="text">
      <style:text-properties fo:language="it" fo:country="IT" fo:font-style="italic" style:font-name-asian="DejaVu Sans Light" style:language-asian="zh" style:country-asian="CN" style:font-style-asian="italic" style:font-name-complex="FreeSans" style:font-style-complex="italic"/>
    </style:style>
    <style:style style:name="T9" style:family="text">
      <style:text-properties fo:language="it" fo:country="IT" fo:font-style="normal" fo:font-weight="bold" style:font-name-asian="DejaVu Sans Light" style:language-asian="zh" style:country-asian="CN" style:font-style-asian="normal" style:font-weight-asian="bold" style:font-name-complex="FreeSans" style:font-style-complex="normal" style:font-weight-complex="bold"/>
    </style:style>
    <style:style style:name="T10" style:family="text">
      <style:text-properties fo:language="it" fo:country="IT" fo:font-style="italic" fo:font-weight="normal" style:font-name-asian="DejaVu Sans Light" style:language-asian="zh" style:country-asian="CN" style:font-style-asian="italic" style:font-weight-asian="normal" style:font-name-complex="FreeSans" style:font-style-complex="italic" style:font-weight-complex="normal"/>
    </style:style>
  </office:automatic-styles>
  <office:body>
    <office:spreadsheet>
      <table:table table:name="Planilha1" table:style-name="ta1">
        <office:forms form:automatic-focus="false" form:apply-design-mode="false"/>
        <table:table-column table:style-name="co1" table:default-cell-style-name="ce3"/>
        <table:table-column table:style-name="co1" table:default-cell-style-name="ce6"/>
        <table:table-column table:style-name="co1" table:default-cell-style-name="ce9"/>
        <table:table-column table:style-name="co1" table:visibility="collapse" table:number-columns-repeated="2" table:default-cell-style-name="ce6"/>
        <table:table-column table:style-name="co1" table:number-columns-repeated="3" table:default-cell-style-name="ce6"/>
        <table:table-column table:style-name="co1" table:visibility="collapse" table:default-cell-style-name="ce6"/>
        <table:table-column table:style-name="co1" table:default-cell-style-name="ce6"/>
        <table:table-column table:style-name="co2" table:default-cell-style-name="ce12"/>
        <table:table-column table:style-name="co2" table:number-columns-repeated="23" table:default-cell-style-name="ce6"/>
        <table:table-column table:style-name="co3" table:default-cell-style-name="ce6"/>
        <table:table-column table:style-name="co4" table:default-cell-style-name="ce6"/>
        <table:table-column table:style-name="co3" table:number-columns-repeated="987" table:default-cell-style-name="ce6"/>
        <table:table-row table:style-name="ro1">
          <table:table-cell table:style-name="ce1" office:value-type="string">
            <text:p>English</text:p>
          </table:table-cell>
          <table:table-cell table:style-name="ce4" office:value-type="string">
            <text:p>Português (Portuguese)</text:p>
          </table:table-cell>
          <table:table-cell table:style-name="ce7" office:value-type="string">
            <text:p>Español (Spanish)</text:p>
          </table:table-cell>
          <table:table-cell table:style-name="ce4" office:value-type="string">
            <text:p>Français</text:p>
          </table:table-cell>
          <table:table-cell table:style-name="ce4" office:value-type="string">
            <text:p>Italiano</text:p>
          </table:table-cell>
          <table:table-cell table:style-name="ce4" office:value-type="string">
            <text:p>Italiano (Italian)</text:p>
          </table:table-cell>
          <table:table-cell table:style-name="ce4" office:value-type="string">
            <text:p>Deutsch (German)</text:p>
          </table:table-cell>
          <table:table-cell table:style-name="ce4" office:value-type="string">
            <text:p>Русский (Russian)</text:p>
          </table:table-cell>
          <table:table-cell table:style-name="ce4" office:value-type="string">
            <text:p>Română</text:p>
          </table:table-cell>
          <table:table-cell table:style-name="ce4" office:value-type="string">
            <text:p>Magyar (Hungarian)</text:p>
          </table:table-cell>
          <table:table-cell table:style-name="ce11" office:value-type="string">
            <text:p>日本語 (Japanese)</text:p>
          </table:table-cell>
          <table:table-cell table:style-name="ce4" office:value-type="string">
            <text:p>&lt;Your language&gt; (in english)</text:p>
          </table:table-cell>
          <table:table-cell table:style-name="ce4" table:number-columns-repeated="1011"/>
        </table:table-row>
        <table:table-row table:style-name="ro2">
          <table:table-cell table:style-name="ce2" office:value-type="string">
            <text:p>“Understanding Debian” is licensed under a license similar to Creative Commons Attribution – Non Commercial – Share Alike 3.0 Unported License with the exception clause (*): Is forbidden to use, to reference or to use of any material of TDF or LibreOffice in this material or derivatives.</text:p>
          </table:table-cell>
          <table:table-cell table:style-name="ce5" office:value-type="string">
            <text:p>"Conhecendo o Debian" é licenciado sob uma licença similar a Creative Commons Atribuição - Uso não Comercial – Compartilhamento pela mesma licença 3.0 não portado e com clausula de exceção (*): É proibido usar, fazer referencia ou usar qualquer material da TDF ou LibreOffice neste material ou derivados.</text:p>
          </table:table-cell>
          <table:table-cell table:style-name="ce8" office:value-type="string">
            <text:p>“Conociendo a Debian” está licenciado bajo una licencia similar a la Creative Commons Reconocimiento - No Comercial - Compartir Igual 3.0 Unported y con la cláusula de excepción (*): Queda prohibido el uso, referencia o uso de qualquier material de TDF o LibreOffice en este material o sus derivados.</text:p>
          </table:table-cell>
          <table:table-cell table:number-columns-repeated="2"/>
          <table:table-cell office:value-type="string">
            <text:p>“Conoscere Debian” è sotto licenza simile a Creative Commons Attribution-NonCommercial-ShareAlike 3.0 Unported con la clausola di eccezione (*): è vietato utilizzare, per fare riferimento o uso di qualsiasi materiale di TDF e LibreOffice in questo materiale o derivati.</text:p>
          </table:table-cell>
          <table:table-cell office:value-type="string">
            <text:p>Debian verstehen ist lizenziert unter der Creative Commons-Lizenz Namensnennung-nichtkommerziell-WeitergabeUnterGleichenBedingungen 3.0 unportiert mit Ausnahmeklausel (*): Es ist nicht erlaubt, in diesem Werk oder Ableitungen davon <text:s/>irgendwelches Material von The Document Foundation oder LibreOffice zu verwenden oder zu referenzieren.</text:p>
          </table:table-cell>
          <table:table-cell office:value-type="string">
            <text:p>Осмысление Debian распространяется по лицензии Creative Commons "Атрибуция — Некоммерческое использование — Сохранение условий" за исключением пункта (*): Запрещено использовать: ссылки или любой другой материал TDF или LibreOffice в этом материале, или его производных.</text:p>
          </table:table-cell>
          <table:table-cell office:value-type="string">
            <text:p>„Să înțelegem Debian” este licențiat Creative Commons Attribution-NonCommercial-ShareAlike 3.0 Unported License, cu clauza excepțională (*): Este interzisă utilizarea, referirea sau utilizarea oricărui material al TDF sal LibreOffice în acest material sau derivate ale acestuia.</text:p>
          </table:table-cell>
          <table:table-cell office:value-type="string">
            <text:p>Az Understanding Debian-t a Creative Commons mint Attribution-NonCommercial-ShareAalike 3.0 Unported License-ként jegyezte be, a következő kizáró kiegészítéssel: tilos felsználni hivatkozni vagy a TDF, vagy a LibreOffice bármilyen anyagára ebben, vagy az ebből származtatott anyagban.</text:p>
          </table:table-cell>
          <table:table-cell office:value-type="string">
            <text:p>「Debian の基礎知識」は例外条項を含むクリエイティブ・コモンズ 帰属-非営利-継承 3.0 非移植ライセンスに類似したライセンスの下で使用許諾されています(*): この作品と派生物に含まれる TDF または LibreOffice の素材を参照または利用することは禁止されています。</text:p>
          </table:table-cell>
          <table:table-cell table:number-columns-repeated="1012"/>
        </table:table-row>
        <table:table-row table:style-name="ro3">
          <table:table-cell table:style-name="ce2" office:value-type="string">
            <text:p><text:span text:style-name="T2">Debian Mentors:</text:span> Focused on helping new developers.</text:p>
          </table:table-cell>
          <table:table-cell table:style-name="ce5" office:value-type="string">
            <text:p><text:span text:style-name="T4">Debian Mentors:</text:span> foco em ajudar novos desenvolvedores.</text:p>
          </table:table-cell>
          <table:table-cell table:style-name="ce8" office:value-type="string">
            <text:p><text:span text:style-name="T2">Debian Mentors:</text:span> centrarse en ayudar a los nuevos desarrolladores.</text:p>
          </table:table-cell>
          <table:table-cell table:number-columns-repeated="2"/>
          <table:table-cell office:value-type="string">
            <text:p><text:span text:style-name="T2">Debian Mentors:</text:span> Lo scopo è aiutare i nuovi sviluppatori.</text:p>
          </table:table-cell>
          <table:table-cell office:value-type="string">
            <text:p>*Debian-Mentoren:* Haben ihren Fokus auf der Unterstützung neuer Entwickler.</text:p>
          </table:table-cell>
          <table:table-cell office:value-type="string">
            <text:p>*Debian Mentors:* Внимание на поддержке новых разработчиков.</text:p>
          </table:table-cell>
          <table:table-cell office:value-type="string">
            <text:p>Debian Mentors: Concentrat pe ajutarea noilor dezvoltatori</text:p>
          </table:table-cell>
          <table:table-cell office:value-type="string">
            <text:p>*Debian Mentors:* <text:s/>(Támogatók) az új fejlesztők segítésére koncentrálnak.</text:p>
          </table:table-cell>
          <table:table-cell office:value-type="string">
            <text:p><text:span text:style-name="T2">Debian Mentors:</text:span> 新規開発者の補助に重点的に取り組みます。</text:p>
          </table:table-cell>
          <table:table-cell>
            <office:annotation office:display="true" draw:style-name="gr1" draw:text-style-name="P2" svg:width="5.545cm" svg:height="1.646cm" svg:x="91.626cm" svg:y="3.834cm" draw:caption-point-x="7.987cm" draw:caption-point-y="-0.516cm">
              <dc:creator>CFF</dc:creator>
              <dc:date>2012-04-22T00:00:00</dc:date>
              <text:p text:style-name="P1"><text:span text:style-name="T1">Insert the translation here, respecting the *bold* or /italic/ strings.</text:span></text:p>
            </office:annotation>
          </table:table-cell>
          <table:table-cell table:number-columns-repeated="1011"/>
        </table:table-row>
        <table:table-row table:style-name="ro4">
          <table:table-cell table:style-name="ce2" office:value-type="string">
            <text:p><text:span text:style-name="T2">Debian Women:</text:span> Seeks to balance and to diversify the Debian. Actively engaged with stakeholders and encourages women to become more involved with Debian.</text:p>
          </table:table-cell>
          <table:table-cell table:style-name="ce5" office:value-type="string">
            <text:p><text:span text:style-name="T2">Debian Women:</text:span> Procuram equilibrar e diversificar o Debian envolvendo-se ativamente com <text:s/>mulheres interessadas e incentivar a se envolver mais com o Debian.</text:p>
          </table:table-cell>
          <table:table-cell table:style-name="ce8" office:value-type="string">
            <text:p><text:span text:style-name="T2">Debian Women:</text:span> buscar el equilibrio y la diversificación de Debian, comprometendose activamente con las mujeres interesadas y alentarlas a involucrarse más con Debian.</text:p>
            <text:p/>
          </table:table-cell>
          <table:table-cell table:number-columns-repeated="2"/>
          <table:table-cell table:style-name="ce10" office:value-type="string">
            <text:p><text:span text:style-name="T5">Debian Women:</text:span><text:span text:style-name="T6"> Cerca di equilibrare e diversificare l'utenza Debian. Lo scopo è </text:span><text:span text:style-name="T6">incoraggiare le donne nel coinvolgimento dello sviluppo Debian.</text:span></text:p>
          </table:table-cell>
          <table:table-cell office:value-type="string">
            <text:p>*Debian Women:* Strebt eine Balance und Vielfalt in Debian an. Ist aktiv mit Anspruchsinhabern engagiert und fördert das Engagement von Frauen in Debian.</text:p>
          </table:table-cell>
          <table:table-cell office:value-type="string">
            <text:p>*Debian Women:* Стремится к балансу и разнообразию Debian. Активно сотрудничает с заинтересованными сторонами и поощряет женщин к более активному участию в Debian.</text:p>
          </table:table-cell>
          <table:table-cell office:value-type="string">
            <text:p>Debian Women: Urmărește echilibrarea și diversificarea proiectului. Încurajează în mod activ creșterea numărului de contribuitori femei în Debian.</text:p>
          </table:table-cell>
          <table:table-cell office:value-type="string">
            <text:p>*Debian Women:* az egyensúlyra és a Debian terjesztésére törekszenek. Közvetlen együttműködésben vannak a részvényesekkel és a nőket bátorítják a Debiannal való szorosabb kapcsolatra.</text:p>
          </table:table-cell>
          <table:table-cell office:value-type="string">
            <text:p><text:span text:style-name="T2">Debian Women:</text:span> Debian における男女比のバランスを取り、多様化を進めます。また、出資者と議論して女性が Debian と係わることを奨励します。</text:p>
          </table:table-cell>
          <table:table-cell table:number-columns-repeated="1012"/>
        </table:table-row>
        <table:table-row table:style-name="ro3">
          <table:table-cell table:style-name="ce2" office:value-type="string">
            <text:p><text:span text:style-name="T2">Derivatives:</text:span> Debian is used as base to build a new distribution.</text:p>
          </table:table-cell>
          <table:table-cell table:style-name="ce5" office:value-type="string">
            <text:p><text:span text:style-name="T2">Derivados:</text:span> usaram o Debian como base para construir uma nova distribuição. </text:p>
          </table:table-cell>
          <table:table-cell table:style-name="ce8" office:value-type="string">
            <text:p><text:span text:style-name="T2">Derivados:</text:span> se utilizan de Debian como base para construir una nueva distribución.</text:p>
          </table:table-cell>
          <table:table-cell table:number-columns-repeated="2"/>
          <table:table-cell table:style-name="ce10" office:value-type="string">
            <text:p><text:span text:style-name="T5">Derivate:</text:span><text:span text:style-name="T7"> </text:span><text:span text:style-name="T6">Debian è usato come base per la costruzioni di nuove distribuzioni.</text:span></text:p>
          </table:table-cell>
          <table:table-cell office:value-type="string">
            <text:p>*Derivate* Debian bildet das Fundament für eine neue Distribution.</text:p>
          </table:table-cell>
          <table:table-cell office:value-type="string">
            <text:p>*Производные*: Используют Debian как основу для построения новых дистрибутивов.</text:p>
          </table:table-cell>
          <table:table-cell office:value-type="string">
            <text:p>Derivatives: Debian este folosit ca și bază pentru a construi o noi distribuții.</text:p>
          </table:table-cell>
          <table:table-cell office:value-type="string">
            <text:p>*Derivatives*: (Leszármazottak) Debian újabb disztribúciók készítésének alpjául szolgál.</text:p>
          </table:table-cell>
          <table:table-cell office:value-type="string">
            <text:p><text:span text:style-name="T2">Derivatives:</text:span> Debian を基に作られた新しいディストリビューションです。</text:p>
          </table:table-cell>
          <table:table-cell table:number-columns-repeated="1012"/>
        </table:table-row>
        <table:table-row table:style-name="ro3">
          <table:table-cell table:style-name="ce2" office:value-type="string">
            <text:p><text:span text:style-name="T2">Experimental:</text:span> area for bleeding edge version and experimentation. Is periodically used.</text:p>
          </table:table-cell>
          <table:table-cell table:style-name="ce5" office:value-type="string">
            <text:p><text:span text:style-name="T2">Experimental:</text:span> área para versões recém lançadas e para testes. É usado periodicamente.</text:p>
          </table:table-cell>
          <table:table-cell table:style-name="ce8" office:value-type="string">
            <text:p><text:span text:style-name="T2">Experimental:</text:span> zona para versiones recién liberadas y para pruebas. Es empleado periódicamente.</text:p>
          </table:table-cell>
          <table:table-cell office:value-type="string">
            <text:p>*Expérimentale:* espace pour les versions avant-gardistes et expérimentales. Est périodiquement utilisé.</text:p>
          </table:table-cell>
          <table:table-cell office:value-type="string">
            <text:p>*Sperimentale:* area per versioni recentissime e per la sperimentazione. Viene periodicamente utilizzata.</text:p>
          </table:table-cell>
          <table:table-cell table:style-name="ce10" office:value-type="string">
            <text:p>*Sperimentale:* area per versioni recentissime e per la sperimentazione. Viene periodicamente utilizzata.</text:p>
          </table:table-cell>
          <table:table-cell office:value-type="string">
            <text:p>*Experimentell:* Bereich für die allerneuesten Versionen und Experimente.</text:p>
          </table:table-cell>
          <table:table-cell office:value-type="string">
            <text:p>*Экспериментальный:* зона "боевых действий" и экспериментов. Используется время от времени.</text:p>
          </table:table-cell>
          <table:table-cell office:value-type="string">
            <text:p>Experimental: zona pentru versiuni foarte noi și experimente. Este utilizat periodic.</text:p>
          </table:table-cell>
          <table:table-cell office:value-type="string">
            <text:p>*Experimental:* (Kísérleti) kísérletezésre és a fő verzió vizsgálatára. Időszakosan használt.</text:p>
          </table:table-cell>
          <table:table-cell office:value-type="string">
            <text:p><text:span text:style-name="T2">Experimental:</text:span> ここでは開発テスト版の実験を行います、定期的に利用されます。</text:p>
          </table:table-cell>
          <table:table-cell table:number-columns-repeated="1012"/>
        </table:table-row>
        <table:table-row table:style-name="ro4">
          <table:table-cell table:style-name="ce2" office:value-type="string">
            <text:p><text:span text:style-name="T2">Pure Blend:</text:span> Debian Pure Blends provide a solution for special groups of target users <text:s/>with different skills and interests.</text:p>
          </table:table-cell>
          <table:table-cell table:style-name="ce5" office:value-type="string">
            <text:p><text:span text:style-name="T2">Marca pura:</text:span> o Debian Pure Blends provê uma solução para grupos especiais de usuários-alvos com diferentes interesses e habilidades.</text:p>
          </table:table-cell>
          <table:table-cell table:style-name="ce8" office:value-type="string">
            <text:p><text:span text:style-name="T2">Marca Pura:</text:span> el Debian Pure Blends proporciona una solución para los grupos especiales de los usuarios-destino con diferentes intereses y competencias.</text:p>
          </table:table-cell>
          <table:table-cell table:number-columns-repeated="2"/>
          <table:table-cell table:style-name="ce10" office:value-type="string">
            <text:p><text:span text:style-name="T5">Pure Blend:</text:span><text:span text:style-name="T7"> Debian Pure Blends fornisce una soluzione per gruppi particolari di utenti con </text:span><text:span text:style-name="T7">competenze e interessi diverse.</text:span></text:p>
          </table:table-cell>
          <table:table-cell office:value-type="string">
            <text:p>*Pure Blend:* Spezialisierte Debian-Versionen für viele Bereiche. Entwicklungen in diesen Distributionen <text:s/>fließen zu Debian und den Quellprojekten zurück.</text:p>
          </table:table-cell>
          <table:table-cell office:value-type="string">
            <text:p>*Чистая марка*: Версии Debian специализированные для различных областей. Проводимые здесь разработки возвращаются обратно в Debian и в основной проект.</text:p>
          </table:table-cell>
          <table:table-cell office:value-type="string">
            <text:p>Pure Blend: Versiuni specializate de Debian pentru diverse domenii. Contribuțiile aduse acestor versiuni se întorc către Debian și proiectele sursă.</text:p>
          </table:table-cell>
          <table:table-cell office:value-type="string">
            <text:p>*Pure Blend*: (Tiszta változatok) különféle területekre specializált változatok. A fejlesztések ezekben a disztribúciókban a Debianhoz és forrás programokhoz nyúlnak vissza.</text:p>
          </table:table-cell>
          <table:table-cell office:value-type="string">
            <text:p><text:span text:style-name="T2">Pure Blend:</text:span> Debian Pure Blends は特定の分野に関してさまざまな技術と興味を持つユーザ向けに解決策を提供します。</text:p>
          </table:table-cell>
          <table:table-cell table:number-columns-repeated="1012"/>
        </table:table-row>
        <table:table-row table:style-name="ro5">
          <table:table-cell table:style-name="ce2" office:value-type="string">
            <text:p><text:span text:style-name="T2">Stable:</text:span> when a new version is released, it gets a codename. The first codename was <text:span text:style-name="T3">Buzz</text:span>, from <text:span text:style-name="T3">Toy Story </text:span>movie.</text:p>
          </table:table-cell>
          <table:table-cell table:style-name="ce5" office:value-type="string">
            <text:p><text:span text:style-name="T2">Estável:</text:span> quando é lançada uma nova versão, ela recebe um codinome. O primeiro codinome usado foi <text:span text:style-name="T3">Buzz</text:span>, do desenho <text:span text:style-name="T3">Toy Story</text:span>.</text:p>
          </table:table-cell>
          <table:table-cell table:style-name="ce8" office:value-type="string">
            <text:p><text:span text:style-name="T2">Estable:</text:span> cuando una nueva versión es liberada, se pone un nombre en clave. El primero nombre en clave utilizado fue <text:span text:style-name="T3">Buzz</text:span>, de la película <text:span text:style-name="T3">Toy Story</text:span>.</text:p>
          </table:table-cell>
          <table:table-cell office:value-type="string">
            <text:p>*Stable* : Lorsqu'une nouvelle version est réalisée, elle obtient un nom de code. Le premier nom de code était /Buzz/, inspiré du film /Toy Story/.</text:p>
          </table:table-cell>
          <table:table-cell office:value-type="string">
            <text:p>*Stabile*: quando viene rilasciata una nuova versione, ottiene un nome in codice. Il primo nome fu /Buzz/, dal film /Toy Story/</text:p>
          </table:table-cell>
          <table:table-cell table:style-name="ce10" office:value-type="string">
            <text:p><text:span text:style-name="T5">Stabile: </text:span><text:span text:style-name="T6">quando viene rilasciata una nuova versione, ottiene un nome in codice. Il primo </text:span><text:span text:style-name="T6">nome fu </text:span><text:span text:style-name="T8">Buzz</text:span><text:span text:style-name="T6">, dal film </text:span><text:span text:style-name="T8">Toy Story</text:span></text:p>
          </table:table-cell>
          <table:table-cell office:value-type="string">
            <text:p>*Stabil*: Wenn eine neue Version herausgegeben wird, bekommt sie eine Spitznamen. Der erste Spitznamen war /Buzz/ aus dem Film /Toy Story/.</text:p>
          </table:table-cell>
          <table:table-cell office:value-type="string">
            <text:p>*Стабильный:* каждому выпуску новой версии даётся кодовое имя. Первым стало имя Buzz (Базз), заимствованное из мультфильма /История игрушек/.</text:p>
          </table:table-cell>
          <table:table-cell office:value-type="string">
            <text:p>Stable: Fiecare versiune nouă primește un nume de cod. Primul a fost Buzz, din filmul de animație Toy Story.</text:p>
          </table:table-cell>
          <table:table-cell office:value-type="string">
            <text:p>*Stable*: (végleges) minden új verzió kibocsátáskor kódnevet kap. Az első kódnév a “Buzz” volt, a “Toy Story című filmből.</text:p>
          </table:table-cell>
          <table:table-cell office:value-type="string">
            <text:p><text:span text:style-name="T2">Stable (</text:span><text:span text:style-name="T2">安定版</text:span><text:span text:style-name="T2">):</text:span> 新バージョンの公開時にコードネームが決定されます。最初のコードネームは Buzz で映画トイ・ストーリーからの引用です。</text:p>
          </table:table-cell>
          <table:table-cell table:number-columns-repeated="1012"/>
        </table:table-row>
        <table:table-row table:style-name="ro5">
          <table:table-cell table:style-name="ce2" office:value-type="string">
            <text:p><text:span text:style-name="T2">Testing</text:span>: stabilization area for the distribution as a whole. It's release as stable version when ready</text:p>
          </table:table-cell>
          <table:table-cell table:style-name="ce5" office:value-type="string">
            <text:p><text:span text:style-name="T2">Teste:</text:span> área de estabilização da distribuição como um todo. É lançada como versão <text:span text:style-name="T2">estável</text:span> quando está pronta.</text:p>
          </table:table-cell>
          <table:table-cell table:style-name="ce8" office:value-type="string">
            <text:p><text:span text:style-name="T2">En pruebas:</text:span> zona de estabilización de la distribución como un todo. Es liberada como versión <text:span text:style-name="T2">estable</text:span> cuando está lista.</text:p>
          </table:table-cell>
          <table:table-cell office:value-type="string">
            <text:p>*Évaluation:* zone de stabilisation pour la distribution dans son ensemble. Elle paraît en version stable lorsque c'est prêt.</text:p>
          </table:table-cell>
          <table:table-cell office:value-type="string">
            <text:p>*Testing:* area di stabilizzazione per la distribuzione completa. Viene rilasciata come *stabile* quando è pronta</text:p>
          </table:table-cell>
          <table:table-cell table:style-name="ce10" office:value-type="string">
            <text:p><text:span text:style-name="T5">Testing:</text:span><text:span text:style-name="T7"> area di stabilizzazione per la distribuzione completa. Viene rilasciata come </text:span><text:span text:style-name="T5">stabile</text:span><text:span text:style-name="T7"> quan</text:span><text:span text:style-name="T6">do è pronta.</text:span></text:p>
          </table:table-cell>
          <table:table-cell office:value-type="string">
            <text:p>*Test:* Bereich für die Stabilisierung der Distribution als Ganzes. Wird als stabile Version herausgegeben, wenn sie fertig ist.</text:p>
          </table:table-cell>
          <table:table-cell office:value-type="string">
            <text:p>*Тестируемый:* место стабилизации всего дистрибутива. В конце концов становится *стабильным*.</text:p>
          </table:table-cell>
          <table:table-cell office:value-type="string">
            <text:p>Testing: zonă de stabilizare pentru întreaga distribuție. Este lansată ca versiune stabilă la încheierea procesului de stabilizare.</text:p>
          </table:table-cell>
          <table:table-cell office:value-type="string">
            <text:p>*Testing:* a disztribúció egészét véglegesítő terület. A végén stabil változatot ad.</text:p>
          </table:table-cell>
          <table:table-cell office:value-type="string">
            <text:p><text:span text:style-name="T2">Testing (</text:span><text:span text:style-name="T2">テスト版</text:span><text:span text:style-name="T2">):</text:span> ここでは全般的なディストリビューションの安定化を行います。準備出来次第、安定版として公開されます。</text:p>
          </table:table-cell>
          <table:table-cell table:number-columns-repeated="1012"/>
        </table:table-row>
        <table:table-row table:style-name="ro4">
          <table:table-cell table:style-name="ce2" office:value-type="string">
            <text:p><text:span text:style-name="T2">Unstable:</text:span> also known as <text:span text:style-name="T3">SID</text:span>, the neighbor who broke toys. Eternally <text:span text:style-name="T2">unstable</text:span>. This is an area for package stabilization. <text:span text:style-name="T2">SID</text:span>: Still in Development</text:p>
          </table:table-cell>
          <table:table-cell table:style-name="ce5" office:value-type="string">
            <text:p><text:span text:style-name="T2">Instável:</text:span> também chamado de <text:span text:style-name="T3">SID</text:span>, o vizinho que quebrava os brinquedos. Eternamente <text:span text:style-name="T2">instável</text:span>. Esta é a área de estabilização de pacotes. <text:span text:style-name="T2">SID</text:span>: Still In Development</text:p>
          </table:table-cell>
          <table:table-cell table:style-name="ce8" office:value-type="string">
            <text:p><text:span text:style-name="T2">Inestable:</text:span> también conocido como <text:span text:style-name="T3">SID</text:span>, el niño vecino que rompe los juguetes. Eternamente <text:span text:style-name="T2">inestable</text:span>. Esta es la zona de estabilización de paquetes. <text:span text:style-name="T2">SID</text:span>: Still In Development</text:p>
          </table:table-cell>
          <table:table-cell office:value-type="string">
            <text:p>*Instable:* Également connue en tant que /SID/, le voisin qui cassait les jouets. Éternellement *instable*. Il s'agit d'une zone de stabilisation des paquets. *SID*: Still In Development</text:p>
          </table:table-cell>
          <table:table-cell office:value-type="string">
            <text:p>*Instabile:* conosciuta anche come /SID/, il vicino che rompeva i giocattoli. Eternamente *instabile*. Questa è un'area per la stabilizzazione dei pacchetti. *SID* :Still In Development</text:p>
          </table:table-cell>
          <table:table-cell table:style-name="ce10" office:value-type="string">
            <text:p><text:span text:style-name="T9">Instabile:</text:span><text:span text:style-name="T7"> conosciuta anche come </text:span><text:span text:style-name="T10">SID</text:span><text:span text:style-name="T7">, il vicino che rompeva i giocattoli. Eternamente </text:span><text:span text:style-name="T5">instabile</text:span><text:span text:style-name="T7">. Questa è un'area per la stabilizzazione dei pacchetti. </text:span><text:span text:style-name="T5">SID</text:span><text:span text:style-name="T7"> :Still In Deve</text:span><text:span text:style-name="T6">lopment</text:span></text:p>
          </table:table-cell>
          <table:table-cell office:value-type="string">
            <text:p>*Unstable:* Auch als /SID/, der Nachbar, der das Spielzeug kaputt macht, bekannt. Ewig *instabil*. Dies ist der Bereich für die Stabilisierung der Pakete. *SID:* Still in Development</text:p>
          </table:table-cell>
          <table:table-cell office:value-type="string">
            <text:p>*Нестабильный:* под именем /SID/ (Сид), соседский мальчишка, ломающий игрушки. Нестабилен на веки вечные. Место, где пакеты обретают стабильность. *SID*: Still in Development</text:p>
          </table:table-cell>
          <table:table-cell office:value-type="string">
            <text:p>Unstable: de asemenea cunoscută ca /SID/, vecinul care strică jucăriile. Permanent instabil. Această zonă este dedicată stabilizării pachetelor. SID: Still In Development (rom. Încă În Dezvoltare)</text:p>
          </table:table-cell>
          <table:table-cell office:value-type="string">
            <text:p>*Unstable:* (nem végleges) SID-ként is ismert, a szomszéd, aki játékokat tör össze. Eredendően nem stabil. A csomagok véglegesítésének területe. *SID*: fejlesztés alatt.</text:p>
          </table:table-cell>
          <table:table-cell office:value-type="string">
            <text:p><text:span text:style-name="T2">Unstable (</text:span><text:span text:style-name="T2">不安定版</text:span><text:span text:style-name="T2">):</text:span> おもちゃを壊す隣人、<text:span text:style-name="T3">SID</text:span> としても知らており、永遠に<text:span text:style-name="T2">不安定</text:span>です。ここではパッケージの安定化を行います。<text:span text:style-name="T2">SID</text:span>: Still in Development (いまだに開発段階)</text:p>
          </table:table-cell>
          <table:table-cell table:number-columns-repeated="1012"/>
        </table:table-row>
        <table:table-row table:style-name="ro1">
          <table:table-cell table:style-name="ce2" office:value-type="string">
            <text:p>10 years of Debian Project</text:p>
          </table:table-cell>
          <table:table-cell table:style-name="ce5" office:value-type="string">
            <text:p>10 anos de Projeto Debian </text:p>
          </table:table-cell>
          <table:table-cell table:style-name="ce8" office:value-type="string">
            <text:p>10 años de Proyecto Debian</text:p>
          </table:table-cell>
          <table:table-cell table:number-columns-repeated="2"/>
          <table:table-cell office:value-type="string">
            <text:p>10 anni di Debian Project</text:p>
          </table:table-cell>
          <table:table-cell office:value-type="string">
            <text:p>10 Jahre Debian-Projekt</text:p>
          </table:table-cell>
          <table:table-cell office:value-type="string">
            <text:p>10 лет проекту Debian</text:p>
          </table:table-cell>
          <table:table-cell office:value-type="string">
            <text:p>10 ani de Debian.</text:p>
          </table:table-cell>
          <table:table-cell office:value-type="string">
            <text:p>A Debian Projekt 10 éve</text:p>
          </table:table-cell>
          <table:table-cell office:value-type="string">
            <text:p>10 年目の Debian プロジェクト</text:p>
          </table:table-cell>
          <table:table-cell table:number-columns-repeated="1012"/>
        </table:table-row>
        <table:table-row table:style-name="ro1">
          <table:table-cell table:style-name="ce2" office:value-type="string">
            <text:p>18 years. “Age of majority”</text:p>
          </table:table-cell>
          <table:table-cell table:style-name="ce5" office:value-type="string">
            <text:p>18 anos. “Maior idade”.</text:p>
          </table:table-cell>
          <table:table-cell table:style-name="ce8" office:value-type="string">
            <text:p>18 años “Mayor edad”.</text:p>
          </table:table-cell>
          <table:table-cell table:number-columns-repeated="2"/>
          <table:table-cell office:value-type="string">
            <text:p>18 anni. “Maggiore età”</text:p>
          </table:table-cell>
          <table:table-cell office:value-type="string">
            <text:p>18 Jahre. Volljährigkeit.</text:p>
          </table:table-cell>
          <table:table-cell office:value-type="string">
            <text:p>18 лет. «Совершеннолетие».</text:p>
          </table:table-cell>
          <table:table-cell office:value-type="string">
            <text:p>18 ani, „majoratul”.</text:p>
          </table:table-cell>
          <table:table-cell office:value-type="string">
            <text:p>18 év. Nagykorúság.</text:p>
          </table:table-cell>
          <table:table-cell office:value-type="string">
            <text:p>18 歳、「成人」しました。</text:p>
          </table:table-cell>
          <table:table-cell table:number-columns-repeated="1012"/>
        </table:table-row>
        <table:table-row table:style-name="ro6">
          <table:table-cell table:style-name="ce2" office:value-type="string">
            <text:p>All characters in the movie in the Toy Story movie are the property of Pixar/Disney.</text:p>
          </table:table-cell>
          <table:table-cell table:style-name="ce5" office:value-type="string">
            <text:p>Todos os personagens do filme Toy Story são de propriedade da Pixar/Disney.</text:p>
          </table:table-cell>
          <table:table-cell table:style-name="ce8" office:value-type="string">
            <text:p>Todos los personages de la <text:s/>película Toy Story son de la propiedad de Pixar/Disney.</text:p>
          </table:table-cell>
          <table:table-cell office:value-type="string">
            <text:p>Tous les caractères du film Toy Story sont la propriété de Pixar / Disney.</text:p>
          </table:table-cell>
          <table:table-cell office:value-type="string">
            <text:p>Tutti i personaggi del film Toy Story sono proprietà di Pixar/Disney.</text:p>
          </table:table-cell>
          <table:table-cell office:value-type="string">
            <text:p>Tutti i personaggi nei film di Toy Story sono proprietà di Pixar/Disney.</text:p>
          </table:table-cell>
          <table:table-cell office:value-type="string">
            <text:p>Alle Figuren des Filmes Toy Story sind Eigentum von Pixar/Disney.</text:p>
          </table:table-cell>
          <table:table-cell office:value-type="string">
            <text:p>Все персонажи мультфильма «История игрушек» являются собственностью студии Pixar/Disney.</text:p>
          </table:table-cell>
          <table:table-cell office:value-type="string">
            <text:p>Toate caracterele din filmul de animație Toy Story sunt proprietatea Disney/Pixar.</text:p>
          </table:table-cell>
          <table:table-cell office:value-type="string">
            <text:p>A Toy Story film valamennyi karaktere a Pixar/Disney tulajdonát képezi.</text:p>
          </table:table-cell>
          <table:table-cell office:value-type="string">
            <text:p>映画トイ・ストーリーに出てくる全てのキャラクターは Pixar/Disney に所有権があります。</text:p>
          </table:table-cell>
          <table:table-cell table:number-columns-repeated="1012"/>
        </table:table-row>
        <table:table-row table:style-name="ro3">
          <table:table-cell table:style-name="ce2" office:value-type="string">
            <text:p>All trademarks are exclusive property of their respective owners.</text:p>
          </table:table-cell>
          <table:table-cell table:style-name="ce5" office:value-type="string">
            <text:p>Todas as marcas são propriedade exclusiva de seus respectivos proprietários.</text:p>
          </table:table-cell>
          <table:table-cell table:style-name="ce8" office:value-type="string">
            <text:p>Todas las marcas registradas son propiedad exclusiva de sus respectivos dueños.</text:p>
          </table:table-cell>
          <table:table-cell table:number-columns-repeated="2"/>
          <table:table-cell office:value-type="string">
            <text:p>Tutti i marchi sono esclusiva proprietà dei rispettivi detentori.</text:p>
          </table:table-cell>
          <table:table-cell office:value-type="string">
            <text:p>Alle eingetragenen Handelsmarken sind ausschließlich Eigentum ihrer entsprechenden Besitzer.</text:p>
          </table:table-cell>
          <table:table-cell office:value-type="string">
            <text:p>Все товарные знаки являются исключительной собственностью их владельцев.</text:p>
          </table:table-cell>
          <table:table-cell office:value-type="string">
            <text:p>Toate mărcile reprezintă proprietatea exclusivă a deținătorilor lor legali.</text:p>
          </table:table-cell>
          <table:table-cell office:value-type="string">
            <text:p>Valamennyi védjegy az adott tulajdonos kizárólagos tulajdonát képezi.</text:p>
          </table:table-cell>
          <table:table-cell office:value-type="string">
            <text:p>全ての商標はその持ち主に独占的な所有権が与えられています。</text:p>
          </table:table-cell>
          <table:table-cell table:number-columns-repeated="1012"/>
        </table:table-row>
        <table:table-row table:style-name="ro5">
          <table:table-cell table:style-name="ce2" office:value-type="string">
            <text:p>By DFSG, all changes made in Debian returns to source, benefiting itself and all other distributions.</text:p>
          </table:table-cell>
          <table:table-cell table:style-name="ce5" office:value-type="string">
            <text:p>Pela DFSG, todas as evoluções feitas no Debian retornam a fonte, beneficiando o próprio Debian e todas as outras distribuições.</text:p>
          </table:table-cell>
          <table:table-cell table:style-name="ce8" office:value-type="string">
            <text:p>Por la DFSG, todos los cambios realizados en Debian vuelven para fuente, en beneficio de sí mismo y todas las otras distribuciones.</text:p>
          </table:table-cell>
          <table:table-cell table:number-columns-repeated="2"/>
          <table:table-cell office:value-type="string">
            <text:p>Con DFSG, tutte le modifiche apportate in Debian tornano alla sorgente, beneficiando se stessa e tutte le altre distribuzioni.</text:p>
          </table:table-cell>
          <table:table-cell office:value-type="string">
            <text:p>Durch die DFSG fließen alle Änderungen in Debian an ihre Quellen zurück, wovon es selbst und alle anderen Distributionen profitiert.</text:p>
          </table:table-cell>
          <table:table-cell office:value-type="string">
            <text:p>Согласно DFSG, изменения, вносимые в Debian, возвращаются в исходный проект, принося пользу и другим дистрибутивам. </text:p>
          </table:table-cell>
          <table:table-cell office:value-type="string">
            <text:p>Prin DFSG, toate modificările efectuate în Debian sunt propagate și către surse, atât spre beneficiul proiectului, cât și al altor distribuții.</text:p>
          </table:table-cell>
          <table:table-cell office:value-type="string">
            <text:p>A DFSG-től, valamennyi változtatás a Debiánban visszanyúlik a forráshoz, így válva hasznára saját magának és más disztribúcióknak.</text:p>
          </table:table-cell>
          <table:table-cell office:value-type="string">
            <text:p>DFSG に従い、Debian に加えられた全ての変更は上流開発側にフィードバックされるため、Debian 自身とその他のディストリビューションにも恩恵があります。</text:p>
          </table:table-cell>
          <table:table-cell table:number-columns-repeated="1012"/>
        </table:table-row>
        <table:table-row table:style-name="ro1">
          <table:table-cell table:style-name="ce2" office:value-type="string">
            <text:p>Conservative users and servers</text:p>
          </table:table-cell>
          <table:table-cell table:style-name="ce5" office:value-type="string">
            <text:p>Usuários conservadores e servidores</text:p>
          </table:table-cell>
          <table:table-cell table:style-name="ce8" office:value-type="string">
            <text:p>Usuarios conservadores y servidores</text:p>
          </table:table-cell>
          <table:table-cell office:value-type="string">
            <text:p>Utilisateurs conservateurs et serveurs</text:p>
          </table:table-cell>
          <table:table-cell office:value-type="string">
            <text:p>Utenti conservatori e server</text:p>
          </table:table-cell>
          <table:table-cell/>
          <table:table-cell office:value-type="string">
            <text:p>Konservative Benutzer und Server</text:p>
          </table:table-cell>
          <table:table-cell office:value-type="string">
            <text:p>Консервативных пользователей и для серверов</text:p>
          </table:table-cell>
          <table:table-cell office:value-type="string">
            <text:p>Utilizatori conservatori și servere</text:p>
          </table:table-cell>
          <table:table-cell office:value-type="string">
            <text:p>Hagyományos felhasználók és szerverek.</text:p>
          </table:table-cell>
          <table:table-cell office:value-type="string">
            <text:p>保守的なユーザとサーバ</text:p>
          </table:table-cell>
          <table:table-cell table:number-columns-repeated="1012"/>
        </table:table-row>
        <table:table-row table:style-name="ro1">
          <table:table-cell table:style-name="ce2" office:value-type="string">
            <text:p>Courtesy</text:p>
          </table:table-cell>
          <table:table-cell table:style-name="ce5" office:value-type="string">
            <text:p>Cortesia</text:p>
          </table:table-cell>
          <table:table-cell table:style-name="ce8" office:value-type="string">
            <text:p>Cortesía</text:p>
          </table:table-cell>
          <table:table-cell table:number-columns-repeated="2"/>
          <table:table-cell office:value-type="string">
            <text:p>Cortesia</text:p>
          </table:table-cell>
          <table:table-cell office:value-type="string">
            <text:p>Mit freundlicher Genehmigung von</text:p>
          </table:table-cell>
          <table:table-cell office:value-type="string">
            <text:p>Любезно предоставлено</text:p>
          </table:table-cell>
          <table:table-cell office:value-type="string">
            <text:p>Prin bunăvoința</text:p>
          </table:table-cell>
          <table:table-cell office:value-type="string">
            <text:p>Tisztelet/Udvariassági</text:p>
          </table:table-cell>
          <table:table-cell office:value-type="string">
            <text:p>提供</text:p>
          </table:table-cell>
          <table:table-cell table:number-columns-repeated="1012"/>
        </table:table-row>
        <table:table-row table:style-name="ro1">
          <table:table-cell table:style-name="ce2" office:value-type="string">
            <text:p>current testing version</text:p>
          </table:table-cell>
          <table:table-cell table:style-name="ce5" office:value-type="string">
            <text:p>atual versão de testes</text:p>
          </table:table-cell>
          <table:table-cell table:style-name="ce8" office:value-type="string">
            <text:p>versión actual de pruebas</text:p>
          </table:table-cell>
          <table:table-cell office:value-type="string">
            <text:p>Version évaluation actuelle</text:p>
          </table:table-cell>
          <table:table-cell office:value-type="string">
            <text:p>versione testing corrente</text:p>
          </table:table-cell>
          <table:table-cell office:value-type="string">
            <text:p>versione in testing attuale</text:p>
          </table:table-cell>
          <table:table-cell office:value-type="string">
            <text:p>Aktuelle Testversion</text:p>
          </table:table-cell>
          <table:table-cell office:value-type="string">
            <text:p>текущая тестируемая версия</text:p>
          </table:table-cell>
          <table:table-cell office:value-type="string">
            <text:p>versiunea curentă de testare</text:p>
          </table:table-cell>
          <table:table-cell office:value-type="string">
            <text:p>aktuális teszt verzió</text:p>
          </table:table-cell>
          <table:table-cell office:value-type="string">
            <text:p>現在のテスト版</text:p>
          </table:table-cell>
          <table:table-cell table:number-columns-repeated="1012"/>
        </table:table-row>
        <table:table-row table:style-name="ro3">
          <table:table-cell table:style-name="ce2" office:value-type="string">
            <text:p>Debian is a trademark of Software Public Interest Inc.</text:p>
          </table:table-cell>
          <table:table-cell table:style-name="ce5" office:value-type="string">
            <text:p>Debian é marca <text:s/>registrada da Software Public Interest Inc.</text:p>
          </table:table-cell>
          <table:table-cell table:style-name="ce8" office:value-type="string">
            <text:p>Debian es marca <text:s/>registrada de Software Public Interest Inc.</text:p>
          </table:table-cell>
          <table:table-cell office:value-type="string">
            <text:p>Debian est une marque de Software Public Interest Inc.</text:p>
          </table:table-cell>
          <table:table-cell office:value-type="string">
            <text:p>Debian è un marchio registrato di Software Public Interest Inc.</text:p>
          </table:table-cell>
          <table:table-cell office:value-type="string">
            <text:p>Debian è un marchio di Software Public Interest Inc.</text:p>
          </table:table-cell>
          <table:table-cell office:value-type="string">
            <text:p>Debian ist eine eingetragene Marke der Software Public Interest Inc.</text:p>
          </table:table-cell>
          <table:table-cell office:value-type="string">
            <text:p>Debian является зарегистрированным товарным знаком компании Software in the Public Interest, Inc.</text:p>
          </table:table-cell>
          <table:table-cell office:value-type="string">
            <text:p>Debian este marcă înregistrată a Software in the Public Interest Inc. (rom. Software în Interesul Public)</text:p>
          </table:table-cell>
          <table:table-cell office:value-type="string">
            <text:p>Debian, a Software Public Interesting Inc. bejegyzett védjegye</text:p>
          </table:table-cell>
          <table:table-cell office:value-type="string">
            <text:p>Debian は Software Public Interesting Inc. の登録商標です。</text:p>
          </table:table-cell>
          <table:table-cell table:number-columns-repeated="1012"/>
        </table:table-row>
        <table:table-row table:style-name="ro3">
          <table:table-cell table:style-name="ce2" office:value-type="string">
            <text:p>Derivates</text:p>
          </table:table-cell>
          <table:table-cell table:style-name="ce5" office:value-type="string">
            <text:p>Derivados</text:p>
          </table:table-cell>
          <table:table-cell table:style-name="ce8" office:value-type="string">
            <text:p>Derivados</text:p>
          </table:table-cell>
          <table:table-cell table:number-columns-repeated="2"/>
          <table:table-cell office:value-type="string">
            <text:p>Derivate: Debian è usato come base per la costruzioni di nuove distribuzioni.</text:p>
          </table:table-cell>
          <table:table-cell office:value-type="string">
            <text:p>Derivate</text:p>
          </table:table-cell>
          <table:table-cell office:value-type="string">
            <text:p>Производные</text:p>
          </table:table-cell>
          <table:table-cell office:value-type="string">
            <text:p>Derivate</text:p>
          </table:table-cell>
          <table:table-cell office:value-type="string">
            <text:p>Leszármazottak </text:p>
          </table:table-cell>
          <table:table-cell office:value-type="string">
            <text:p>Derivates</text:p>
          </table:table-cell>
          <table:table-cell table:number-columns-repeated="1012"/>
        </table:table-row>
        <table:table-row table:style-name="ro7">
          <table:table-cell table:style-name="ce2" office:value-type="string">
            <text:p>Designed for</text:p>
          </table:table-cell>
          <table:table-cell table:style-name="ce5" office:value-type="string">
            <text:p>Projetado para</text:p>
          </table:table-cell>
          <table:table-cell table:style-name="ce8" office:value-type="string">
            <text:p>Diseñado para</text:p>
          </table:table-cell>
          <table:table-cell office:value-type="string">
            <text:p>Conçu pour</text:p>
          </table:table-cell>
          <table:table-cell office:value-type="string">
            <text:p>Progettato per</text:p>
          </table:table-cell>
          <table:table-cell office:value-type="string">
            <text:p>Designato per</text:p>
          </table:table-cell>
          <table:table-cell office:value-type="string">
            <text:p>Entworfen für</text:p>
          </table:table-cell>
          <table:table-cell office:value-type="string">
            <text:p>Разработано для</text:p>
          </table:table-cell>
          <table:table-cell office:value-type="string">
            <text:p>Conceput pentru</text:p>
          </table:table-cell>
          <table:table-cell office:value-type="string">
            <text:p>… számára készült </text:p>
          </table:table-cell>
          <table:table-cell office:value-type="string">
            <text:p>Designed for</text:p>
          </table:table-cell>
          <table:table-cell table:number-columns-repeated="1012"/>
        </table:table-row>
        <table:table-row table:style-name="ro1">
          <table:table-cell table:style-name="ce2" office:value-type="string">
            <text:p>Developers</text:p>
          </table:table-cell>
          <table:table-cell table:style-name="ce5" office:value-type="string">
            <text:p>Desenvolvedores</text:p>
          </table:table-cell>
          <table:table-cell table:style-name="ce8" office:value-type="string">
            <text:p>Desarrolladores</text:p>
          </table:table-cell>
          <table:table-cell office:value-type="string">
            <text:p>Développeurs</text:p>
          </table:table-cell>
          <table:table-cell table:number-columns-repeated="2" office:value-type="string">
            <text:p>Sviluppatori</text:p>
          </table:table-cell>
          <table:table-cell office:value-type="string">
            <text:p>Entwickler</text:p>
          </table:table-cell>
          <table:table-cell office:value-type="string">
            <text:p>Разработчики</text:p>
          </table:table-cell>
          <table:table-cell office:value-type="string">
            <text:p>Dezvoltatori</text:p>
          </table:table-cell>
          <table:table-cell office:value-type="string">
            <text:p>Fejlesztők</text:p>
          </table:table-cell>
          <table:table-cell office:value-type="string">
            <text:p>開発者</text:p>
          </table:table-cell>
          <table:table-cell table:number-columns-repeated="1012"/>
        </table:table-row>
        <table:table-row table:style-name="ro3">
          <table:table-cell table:style-name="ce2" office:value-type="string">
            <text:p>Distribution of Debian developers around the world</text:p>
          </table:table-cell>
          <table:table-cell table:style-name="ce5" office:value-type="string">
            <text:p>Distribuição dos desenvolvedores Debian ao redor do mundo</text:p>
          </table:table-cell>
          <table:table-cell table:style-name="ce8" office:value-type="string">
            <text:p>Distribución de los desarrolladores de Debian en todo el mundo</text:p>
          </table:table-cell>
          <table:table-cell table:number-columns-repeated="2"/>
          <table:table-cell office:value-type="string">
            <text:p>Distribuzione di sviluppatori Debian nel mondo</text:p>
          </table:table-cell>
          <table:table-cell office:value-type="string">
            <text:p>Weltweite Verteilung der Debian-Entwickler</text:p>
          </table:table-cell>
          <table:table-cell office:value-type="string">
            <text:p>Карта распределения разработчиков Debian по земному шару.</text:p>
          </table:table-cell>
          <table:table-cell office:value-type="string">
            <text:p>Distribuirea dezvoltatorilor Debian în lume</text:p>
          </table:table-cell>
          <table:table-cell office:value-type="string">
            <text:p>A világ összes Debian fejlesztője által készített disztribúció</text:p>
          </table:table-cell>
          <table:table-cell office:value-type="string">
            <text:p>世界中の Debian 開発者の分布</text:p>
          </table:table-cell>
          <table:table-cell table:number-columns-repeated="1012"/>
        </table:table-row>
        <table:table-row table:style-name="ro1">
          <table:table-cell table:style-name="ce2" office:value-type="string">
            <text:p>Distribution Popularity</text:p>
          </table:table-cell>
          <table:table-cell table:style-name="ce5" office:value-type="string">
            <text:p>Popularidade da Distribuição</text:p>
          </table:table-cell>
          <table:table-cell table:style-name="ce8" office:value-type="string">
            <text:p>Popularidad de la Distribución</text:p>
          </table:table-cell>
          <table:table-cell table:number-columns-repeated="2"/>
          <table:table-cell office:value-type="string">
            <text:p>Popolarità delle distribuzione</text:p>
          </table:table-cell>
          <table:table-cell office:value-type="string">
            <text:p>Beliebtheit der Distribution</text:p>
          </table:table-cell>
          <table:table-cell office:value-type="string">
            <text:p>Распределение популярности</text:p>
          </table:table-cell>
          <table:table-cell office:value-type="string">
            <text:p>Popularitatea distribuției</text:p>
          </table:table-cell>
          <table:table-cell office:value-type="string">
            <text:p>A Popularity disztribúciója</text:p>
          </table:table-cell>
          <table:table-cell office:value-type="string">
            <text:p>ディストリビューション人口</text:p>
          </table:table-cell>
          <table:table-cell table:number-columns-repeated="1012"/>
        </table:table-row>
        <table:table-row table:style-name="ro7">
          <table:table-cell table:style-name="ce2" office:value-type="string">
            <text:p>Experimental</text:p>
          </table:table-cell>
          <table:table-cell table:style-name="ce5" office:value-type="string">
            <text:p>Experimental</text:p>
          </table:table-cell>
          <table:table-cell table:style-name="ce8" office:value-type="string">
            <text:p>Experimental</text:p>
          </table:table-cell>
          <table:table-cell office:value-type="string">
            <text:p>Expérimentale</text:p>
          </table:table-cell>
          <table:table-cell table:number-columns-repeated="2" office:value-type="string">
            <text:p>Sperimentale</text:p>
          </table:table-cell>
          <table:table-cell office:value-type="string">
            <text:p>Experimentell</text:p>
          </table:table-cell>
          <table:table-cell office:value-type="string">
            <text:p>Экспериментальный</text:p>
          </table:table-cell>
          <table:table-cell office:value-type="string">
            <text:p>Experimental</text:p>
          </table:table-cell>
          <table:table-cell office:value-type="string">
            <text:p>Kísérleti </text:p>
          </table:table-cell>
          <table:table-cell office:value-type="string">
            <text:p>Experimental</text:p>
          </table:table-cell>
          <table:table-cell table:number-columns-repeated="1012"/>
        </table:table-row>
        <table:table-row table:style-name="ro1">
          <table:table-cell table:style-name="ce2" office:value-type="string">
            <text:p>General users</text:p>
          </table:table-cell>
          <table:table-cell table:style-name="ce5" office:value-type="string">
            <text:p>Usuários em geral</text:p>
          </table:table-cell>
          <table:table-cell table:style-name="ce8" office:value-type="string">
            <text:p>Usuarios en general</text:p>
          </table:table-cell>
          <table:table-cell office:value-type="string">
            <text:p>Utilisateurs généraux</text:p>
          </table:table-cell>
          <table:table-cell office:value-type="string">
            <text:p>Utenti generali</text:p>
          </table:table-cell>
          <table:table-cell office:value-type="string">
            <text:p>Utenti generici</text:p>
          </table:table-cell>
          <table:table-cell office:value-type="string">
            <text:p>Normale Benutzer</text:p>
          </table:table-cell>
          <table:table-cell office:value-type="string">
            <text:p>Обычных пользователей</text:p>
          </table:table-cell>
          <table:table-cell office:value-type="string">
            <text:p>Utilizatori generali</text:p>
          </table:table-cell>
          <table:table-cell office:value-type="string">
            <text:p>Átlagos felhasználó</text:p>
          </table:table-cell>
          <table:table-cell office:value-type="string">
            <text:p>一般的なユーザ</text:p>
          </table:table-cell>
          <table:table-cell table:number-columns-repeated="1012"/>
        </table:table-row>
        <table:table-row table:style-name="ro5">
          <table:table-cell table:style-name="ce2" office:value-type="string">
            <text:p>In general it is used to incorporate a great set of packages before going into unstable.</text:p>
          </table:table-cell>
          <table:table-cell table:style-name="ce5" office:value-type="string">
            <text:p>Geralmente é usada para incorporar um grande conjunto de pacotes antes de ir para a instável.</text:p>
          </table:table-cell>
          <table:table-cell table:style-name="ce8" office:value-type="string">
            <text:p>Generalmente es usada para incorporar un gran conjunto de paquetes antes de ir hacia la inestable.</text:p>
          </table:table-cell>
          <table:table-cell office:value-type="string">
            <text:p>En général, il est utilisé pour incorporer un grand ensemble de paquets avant d'aller dans instable.</text:p>
          </table:table-cell>
          <table:table-cell office:value-type="string">
            <text:p>Generalmente è utilizzata per incorporare un grande numero di pacchetti prima di entrare in instabile.</text:p>
          </table:table-cell>
          <table:table-cell office:value-type="string">
            <text:p>In generali è usato per incorporare un grande insieme di pacchetti prima che entrino in unstable.</text:p>
          </table:table-cell>
          <table:table-cell office:value-type="string">
            <text:p>Wird im Allgemeinen benutzt, um einen großen Satz Pakete zusammenzustellen, bevor diese nach Instabil gehen.</text:p>
          </table:table-cell>
          <table:table-cell office:value-type="string">
            <text:p>В общем, используется для объединения большого набора пакетов перед тем как они попадут в *нестабильный*.</text:p>
          </table:table-cell>
          <table:table-cell office:value-type="string">
            <text:p>În general este utilizat pentru a integra seturi mari de pachete înainte de a ajunge în ramura instabilă.</text:p>
          </table:table-cell>
          <table:table-cell office:value-type="string">
            <text:p>Általában arra szolgál, hogy nagyobb számú csomagot építsen be, mielőtt nem stabillá (Unstable) válik </text:p>
          </table:table-cell>
          <table:table-cell office:value-type="string">
            <text:p>一般に、巨大なパッケージを不安定版に組み込むために利用されます。</text:p>
          </table:table-cell>
          <table:table-cell table:number-columns-repeated="1012"/>
        </table:table-row>
        <table:table-row table:style-name="ro1">
          <table:table-cell table:style-name="ce2" office:value-type="string">
            <text:p>Intended for:</text:p>
          </table:table-cell>
          <table:table-cell table:style-name="ce5" office:value-type="string">
            <text:p>Indicado para:</text:p>
          </table:table-cell>
          <table:table-cell table:style-name="ce8" office:value-type="string">
            <text:p>Adecuado para:</text:p>
          </table:table-cell>
          <table:table-cell office:value-type="string">
            <text:p>Indiqué pour :</text:p>
          </table:table-cell>
          <table:table-cell office:value-type="string">
            <text:p>Indicato per:</text:p>
          </table:table-cell>
          <table:table-cell office:value-type="string">
            <text:p>Inteso per:</text:p>
          </table:table-cell>
          <table:table-cell office:value-type="string">
            <text:p>Vorgesehen für:</text:p>
          </table:table-cell>
          <table:table-cell office:value-type="string">
            <text:p>Пригодится для:</text:p>
          </table:table-cell>
          <table:table-cell office:value-type="string">
            <text:p>Conceput pentru:</text:p>
          </table:table-cell>
          <table:table-cell office:value-type="string">
            <text:p>Arra szolgál, hogy</text:p>
          </table:table-cell>
          <table:table-cell office:value-type="string">
            <text:p>対象者:</text:p>
          </table:table-cell>
          <table:table-cell table:number-columns-repeated="1012"/>
        </table:table-row>
        <table:table-row table:style-name="ro3">
          <table:table-cell table:style-name="ce2" office:value-type="string">
            <text:p>Last versions always are incorporated in Sid (unstable).</text:p>
          </table:table-cell>
          <table:table-cell table:style-name="ce5" office:value-type="string">
            <text:p>Últimas versões sempre são incorporadas na SID (instável).</text:p>
          </table:table-cell>
          <table:table-cell table:style-name="ce8" office:value-type="string">
            <text:p>Las últimas versiones siempre se incorporan a SID (inestable).</text:p>
          </table:table-cell>
          <table:table-cell office:value-type="string">
            <text:p>Les dernières versions sont toujours intégrées à SID (instable).</text:p>
          </table:table-cell>
          <table:table-cell office:value-type="string">
            <text:p>Le versioni più recenti sono incorporate in Sid (instabile)</text:p>
          </table:table-cell>
          <table:table-cell office:value-type="string">
            <text:p>L'ultime versioni sono sempre incorporate in Sid (unstable)</text:p>
          </table:table-cell>
          <table:table-cell office:value-type="string">
            <text:p>Die neuesten versionen kommen immer in SID (instabil).</text:p>
          </table:table-cell>
          <table:table-cell office:value-type="string">
            <text:p>Последняя версия - всегда SID (нестабильный)</text:p>
          </table:table-cell>
          <table:table-cell office:value-type="string">
            <text:p>Ultimele versiuni sunt permanent integrate în Sid (instabil).</text:p>
          </table:table-cell>
          <table:table-cell office:value-type="string">
            <text:p>A SID (Unstable) mindig a legfrissebb verziókat tartalmazza. </text:p>
          </table:table-cell>
          <table:table-cell office:value-type="string">
            <text:p>最新版は常に Sid (不安定版) に組み込まれます。</text:p>
          </table:table-cell>
          <table:table-cell table:number-columns-repeated="1012"/>
        </table:table-row>
        <table:table-row table:style-name="ro3">
          <table:table-cell table:style-name="ce2" office:value-type="string">
            <text:p>Made with Inkscape.</text:p>
          </table:table-cell>
          <table:table-cell table:style-name="ce5" office:value-type="string">
            <text:p>Feito com Inkscape.</text:p>
          </table:table-cell>
          <table:table-cell table:style-name="ce8" office:value-type="string">
            <text:p>Hecho con Inkscape.</text:p>
          </table:table-cell>
          <table:table-cell office:value-type="string">
            <text:p>Claudio F Filho (filhocf) &lt;filhocf@gmail.com&gt; - 27/12/2011 - version 0.8 – Fait avec Inkscape.</text:p>
          </table:table-cell>
          <table:table-cell office:value-type="string">
            <text:p>Claudio F Filho (filhocf) &lt;filhocf@gmail.com&gt; - 27/12/2011 - versione 0.8 – Fatto com Inkscape.</text:p>
          </table:table-cell>
          <table:table-cell office:value-type="string">
            <text:p>Realizzato com Inkscape</text:p>
          </table:table-cell>
          <table:table-cell office:value-type="string">
            <text:p>Claudio F Filho (filhocf) &lt;filhocf@gmail.com&gt; - 27/12/2011 - version 0.8 – Erzeugt mit Inkscape.</text:p>
          </table:table-cell>
          <table:table-cell office:value-type="string">
            <text:p>Claudio F Filho (filhocf) &lt;filhocf@gmail.com&gt; - 20/04/2012 — версия 1.0 - Сделано с Inkscape.</text:p>
          </table:table-cell>
          <table:table-cell office:value-type="string">
            <text:p>Claudio F Filho (filhocf) &lt;filhocf@gmail.com&gt; - 27/12/2011 - version 0.8 – Realizat cu Inkscape.</text:p>
          </table:table-cell>
          <table:table-cell office:value-type="string">
            <text:p>Claudio F Filho (filhocf) &lt;filhocf@gmail.com&gt; - 211. 12. 27 – 0.8 verzió – Inkscape felhasználásával készült..</text:p>
          </table:table-cell>
          <table:table-cell office:value-type="string">
            <text:p>Inkscape で作成。</text:p>
          </table:table-cell>
          <table:table-cell table:number-columns-repeated="1012"/>
        </table:table-row>
        <table:table-row table:style-name="ro6">
          <table:table-cell table:style-name="ce2" office:value-type="string">
            <text:p>Many cliparts used here are from OpenCliparts.org project.</text:p>
          </table:table-cell>
          <table:table-cell table:style-name="ce5" office:value-type="string">
            <text:p>Muitos cliparts utilizados aqui são do projeto OpenCliparts.org.</text:p>
          </table:table-cell>
          <table:table-cell table:style-name="ce8" office:value-type="string">
            <text:p>Muchos cliparts empleados aquí son del proyecto OpenCliparts.org.</text:p>
          </table:table-cell>
          <table:table-cell office:value-type="string">
            <text:p>De nombreuses images utilisées ici proviennent du projet OpenCliparts.org.</text:p>
          </table:table-cell>
          <table:table-cell office:value-type="string">
            <text:p>Molte Cliparts usate qui provengono dal progetto OpenClipart.org.</text:p>
          </table:table-cell>
          <table:table-cell office:value-type="string">
            <text:p>Molte clipart usate sono del progetto Opencliparts.org</text:p>
          </table:table-cell>
          <table:table-cell office:value-type="string">
            <text:p>Einige Graphiken stammen aus dem OpenCliparts.org-Projekt.</text:p>
          </table:table-cell>
          <table:table-cell office:value-type="string">
            <text:p>Использованы графические элементы OpenCliparts.org проекта.</text:p>
          </table:table-cell>
          <table:table-cell office:value-type="string">
            <text:p>Majoritatea iconițelor utilizate sunt preluate din proiectul OpenCliparts.org.</text:p>
          </table:table-cell>
          <table:table-cell office:value-type="string">
            <text:p>Számos itt használt rajz az OpenCliparts.org projktből származik.</text:p>
          </table:table-cell>
          <table:table-cell office:value-type="string">
            <text:p>ここで利用された多くのクリップアートは OpenCliparts.org プロジェクトからのものです。</text:p>
          </table:table-cell>
          <table:table-cell table:number-columns-repeated="1012"/>
        </table:table-row>
        <table:table-row table:style-name="ro1">
          <table:table-cell table:style-name="ce2" office:value-type="string">
            <text:p>New logo</text:p>
          </table:table-cell>
          <table:table-cell table:style-name="ce5" office:value-type="string">
            <text:p>Novo logo</text:p>
          </table:table-cell>
          <table:table-cell table:style-name="ce8" office:value-type="string">
            <text:p>Nuevo logo</text:p>
          </table:table-cell>
          <table:table-cell table:number-columns-repeated="2"/>
          <table:table-cell office:value-type="string">
            <text:p>Nuovo logo</text:p>
          </table:table-cell>
          <table:table-cell office:value-type="string">
            <text:p>Neues Logo</text:p>
          </table:table-cell>
          <table:table-cell office:value-type="string">
            <text:p>Новый логотип</text:p>
          </table:table-cell>
          <table:table-cell office:value-type="string">
            <text:p>Sigla nouă</text:p>
          </table:table-cell>
          <table:table-cell office:value-type="string">
            <text:p>Új logó</text:p>
          </table:table-cell>
          <table:table-cell office:value-type="string">
            <text:p>新しいロゴ</text:p>
          </table:table-cell>
          <table:table-cell table:number-columns-repeated="1012"/>
        </table:table-row>
        <table:table-row table:style-name="ro3">
          <table:table-cell table:style-name="ce2" office:value-type="string">
            <text:p>On 1993-08-16, Ian Murdock announced the birth of Debian.</text:p>
          </table:table-cell>
          <table:table-cell table:style-name="ce5" office:value-type="string">
            <text:p>Em 1993-08-16, Ian Murdock anuncia o nascimento do Debian.</text:p>
          </table:table-cell>
          <table:table-cell table:style-name="ce8" office:value-type="string">
            <text:p>En 1993-08-16, Ian Murdock anunció el nacimiento de Debian.</text:p>
          </table:table-cell>
          <table:table-cell table:number-columns-repeated="2"/>
          <table:table-cell office:value-type="string">
            <text:p>Nel 1993-08-16 Ian Murdock ha annunciato la nascita di Debian</text:p>
          </table:table-cell>
          <table:table-cell office:value-type="string">
            <text:p>Am 16.08.1993 verkündete Ian Murdock die Geburt von Debian.</text:p>
          </table:table-cell>
          <table:table-cell office:value-type="string">
            <text:p>16 августа 1993 года Ян Мёрдок объявил о рождении Debian</text:p>
          </table:table-cell>
          <table:table-cell office:value-type="string">
            <text:p>Pe 16 august 1993, Ian Murdock a anunțat nașterea Debian.</text:p>
          </table:table-cell>
          <table:table-cell office:value-type="string">
            <text:p>1993. 08. 16-án Ian Murdock bejelentette a Debian megszületését.</text:p>
          </table:table-cell>
          <table:table-cell office:value-type="string">
            <text:p>1993 年 8 月 16 日、Ian Murdock さんが Debian の誕生を発表しました。</text:p>
          </table:table-cell>
          <table:table-cell table:number-columns-repeated="1012"/>
        </table:table-row>
        <table:table-row table:style-name="ro3">
          <table:table-cell table:style-name="ce2" office:value-type="string">
            <text:p>On 1997-07-05, it was created the Debian Free Software Guideline.</text:p>
          </table:table-cell>
          <table:table-cell table:style-name="ce5" office:value-type="string">
            <text:p>Em 1997-07-05, é criado as Definições de Software Livre do <text:s/>Debian .</text:p>
          </table:table-cell>
          <table:table-cell table:style-name="ce8" office:value-type="string">
            <text:p>En 1997-07-05, se creó la Definición del Software Libre de Debian.</text:p>
          </table:table-cell>
          <table:table-cell table:number-columns-repeated="2"/>
          <table:table-cell office:value-type="string">
            <text:p>Nel 1997-07-05 è stata creata la Debian Free Software Guideline</text:p>
          </table:table-cell>
          <table:table-cell office:value-type="string">
            <text:p>Am 05.07.1997 wurden die Debian-Richtlinien für Freie Software verfasst.</text:p>
          </table:table-cell>
          <table:table-cell office:value-type="string">
            <text:p>5 июля 1997 года сформулированы критерии Debian по определению свободного ПО (DFSG)</text:p>
          </table:table-cell>
          <table:table-cell office:value-type="string">
            <text:p>Pe 5 iulie 1997, a fost creat Ghidul pentru Software Liber Debian (en. Debian Free Software Guideline – DFSG)</text:p>
          </table:table-cell>
          <table:table-cell office:value-type="string">
            <text:p>1997. 07. 05-én a Debian Szabad Szoftver Alapelveket lefektették.</text:p>
          </table:table-cell>
          <table:table-cell office:value-type="string">
            <text:p>1997 年 7 月 5 日、Debian フリーソフトウェアガイドラインを作成しました。</text:p>
          </table:table-cell>
          <table:table-cell table:number-columns-repeated="1012"/>
        </table:table-row>
        <table:table-row table:style-name="ro1">
          <table:table-cell table:style-name="ce2" office:value-type="string">
            <text:p>Packages</text:p>
          </table:table-cell>
          <table:table-cell table:style-name="ce5" office:value-type="string">
            <text:p>Pacotes</text:p>
          </table:table-cell>
          <table:table-cell table:style-name="ce8" office:value-type="string">
            <text:p>Paquetes</text:p>
          </table:table-cell>
          <table:table-cell office:value-type="string">
            <text:p>Paquets</text:p>
          </table:table-cell>
          <table:table-cell table:number-columns-repeated="2" office:value-type="string">
            <text:p>Pacchetti</text:p>
          </table:table-cell>
          <table:table-cell office:value-type="string">
            <text:p>Pakete</text:p>
          </table:table-cell>
          <table:table-cell office:value-type="string">
            <text:p>Пакеты</text:p>
          </table:table-cell>
          <table:table-cell office:value-type="string">
            <text:p>Pachete</text:p>
          </table:table-cell>
          <table:table-cell office:value-type="string">
            <text:p>Csomagok</text:p>
          </table:table-cell>
          <table:table-cell office:value-type="string">
            <text:p>パッケージ</text:p>
          </table:table-cell>
          <table:table-cell table:number-columns-repeated="1012"/>
        </table:table-row>
        <table:table-row table:style-name="ro7">
          <table:table-cell table:style-name="ce2" office:value-type="string">
            <text:p>Pure Blend</text:p>
          </table:table-cell>
          <table:table-cell table:style-name="ce5" office:value-type="string">
            <text:p>Marca Pura</text:p>
          </table:table-cell>
          <table:table-cell table:style-name="ce8" office:value-type="string">
            <text:p>Marca Pura</text:p>
          </table:table-cell>
          <table:table-cell table:number-columns-repeated="2"/>
          <table:table-cell office:value-type="string">
            <text:p>Pure blend</text:p>
          </table:table-cell>
          <table:table-cell office:value-type="string">
            <text:p>Pure Blend</text:p>
          </table:table-cell>
          <table:table-cell office:value-type="string">
            <text:p>Чистая марка</text:p>
          </table:table-cell>
          <table:table-cell office:value-type="string">
            <text:p>Pure Blend</text:p>
          </table:table-cell>
          <table:table-cell office:value-type="string">
            <text:p>Tiszta összeállítás</text:p>
          </table:table-cell>
          <table:table-cell office:value-type="string">
            <text:p>Pure Blend</text:p>
          </table:table-cell>
          <table:table-cell table:number-columns-repeated="1012"/>
        </table:table-row>
        <table:table-row table:style-name="ro1">
          <table:table-cell table:style-name="ce2" office:value-type="string">
            <text:p>Quality Assurance team</text:p>
          </table:table-cell>
          <table:table-cell table:style-name="ce5" office:value-type="string">
            <text:p>Time de Controle de Qualidade</text:p>
          </table:table-cell>
          <table:table-cell table:style-name="ce8" office:value-type="string">
            <text:p>Equipo de Control de Calidad</text:p>
          </table:table-cell>
          <table:table-cell table:number-columns-repeated="2"/>
          <table:table-cell table:style-name="ce10" office:value-type="string">
            <text:p>Team di Quality Assurance</text:p>
          </table:table-cell>
          <table:table-cell office:value-type="string">
            <text:p>Qualitätssicherungs-Team</text:p>
          </table:table-cell>
          <table:table-cell office:value-type="string">
            <text:p>Команда по обеспечению качества</text:p>
          </table:table-cell>
          <table:table-cell office:value-type="string">
            <text:p>Echipa Quality Assurance (rom. Asigurarea Calității)</text:p>
          </table:table-cell>
          <table:table-cell office:value-type="string">
            <text:p>Minőségbiztosítási Csoport</text:p>
          </table:table-cell>
          <table:table-cell office:value-type="string">
            <text:p>品質保証チーム</text:p>
          </table:table-cell>
          <table:table-cell table:number-columns-repeated="1012"/>
        </table:table-row>
        <table:table-row table:style-name="ro1">
          <table:table-cell table:style-name="ce2" office:value-type="string">
            <text:p>Radical users and developers</text:p>
          </table:table-cell>
          <table:table-cell table:style-name="ce5" office:value-type="string">
            <text:p>Usuários radicais e desenvolvedores</text:p>
          </table:table-cell>
          <table:table-cell table:style-name="ce8" office:value-type="string">
            <text:p>Usuarios radicales y desarrolladores</text:p>
          </table:table-cell>
          <table:table-cell office:value-type="string">
            <text:p>Utilisateurs radicaux et développeurs</text:p>
          </table:table-cell>
          <table:table-cell office:value-type="string">
            <text:p>Utenti avanzati e sviluppatori</text:p>
          </table:table-cell>
          <table:table-cell office:value-type="string">
            <text:p>Utenti e sviluppatori radicali</text:p>
          </table:table-cell>
          <table:table-cell office:value-type="string">
            <text:p>Radikale Nutzer und Entwickler</text:p>
          </table:table-cell>
          <table:table-cell office:value-type="string">
            <text:p>Решительных пользователей и разработчиков</text:p>
          </table:table-cell>
          <table:table-cell office:value-type="string">
            <text:p>Utilizatori radicali și dezvoltatori</text:p>
          </table:table-cell>
          <table:table-cell office:value-type="string">
            <text:p>Radikális felhasználók és fejlesztők</text:p>
          </table:table-cell>
          <table:table-cell office:value-type="string">
            <text:p>先進的なユーザと開発者</text:p>
          </table:table-cell>
          <table:table-cell table:number-columns-repeated="1012"/>
        </table:table-row>
        <table:table-row table:style-name="ro1">
          <table:table-cell table:style-name="ce2" office:value-type="string">
            <text:p>Registered Debian users</text:p>
          </table:table-cell>
          <table:table-cell table:style-name="ce5" office:value-type="string">
            <text:p>Usuários Debian registrados</text:p>
          </table:table-cell>
          <table:table-cell table:style-name="ce8" office:value-type="string">
            <text:p>Usuarios Debian registrados</text:p>
          </table:table-cell>
          <table:table-cell table:number-columns-repeated="2"/>
          <table:table-cell office:value-type="string">
            <text:p>Utenti Debian registrati</text:p>
          </table:table-cell>
          <table:table-cell office:value-type="string">
            <text:p>Registrierte Debian-Benutzer</text:p>
          </table:table-cell>
          <table:table-cell office:value-type="string">
            <text:p>Зарегистрированные пользователи Debian</text:p>
          </table:table-cell>
          <table:table-cell office:value-type="string">
            <text:p>Utilizatori Debian înregistrați</text:p>
          </table:table-cell>
          <table:table-cell office:value-type="string">
            <text:p>Bejegyzett Debian felhasználók</text:p>
          </table:table-cell>
          <table:table-cell office:value-type="string">
            <text:p>登録済み Debian ユーザ</text:p>
          </table:table-cell>
          <table:table-cell table:number-columns-repeated="1012"/>
        </table:table-row>
        <table:table-row table:style-name="ro1">
          <table:table-cell table:style-name="ce2" office:value-type="string">
            <text:p>Release Process</text:p>
          </table:table-cell>
          <table:table-cell table:style-name="ce5" office:value-type="string">
            <text:p>Processo de Lançamento</text:p>
          </table:table-cell>
          <table:table-cell table:style-name="ce8" office:value-type="string">
            <text:p>Proceso de Publicación</text:p>
          </table:table-cell>
          <table:table-cell office:value-type="string">
            <text:p>Processus de publication</text:p>
          </table:table-cell>
          <table:table-cell table:number-columns-repeated="2" office:value-type="string">
            <text:p>Processo di rilascio</text:p>
          </table:table-cell>
          <table:table-cell office:value-type="string">
            <text:p>Herausgabeprozess</text:p>
          </table:table-cell>
          <table:table-cell office:value-type="string">
            <text:p>Процесс выпуска</text:p>
          </table:table-cell>
          <table:table-cell office:value-type="string">
            <text:p>Procesul de lansare</text:p>
          </table:table-cell>
          <table:table-cell office:value-type="string">
            <text:p>Kibocsátási folyamat</text:p>
          </table:table-cell>
          <table:table-cell office:value-type="string">
            <text:p>リリースプロセス</text:p>
          </table:table-cell>
          <table:table-cell table:number-columns-repeated="1012"/>
        </table:table-row>
        <table:table-row table:style-name="ro1">
          <table:table-cell table:style-name="ce2" office:value-type="string">
            <text:p>repositories</text:p>
          </table:table-cell>
          <table:table-cell table:style-name="ce5" office:value-type="string">
            <text:p>repositórios</text:p>
          </table:table-cell>
          <table:table-cell table:style-name="ce8" office:value-type="string">
            <text:p>repositorios</text:p>
          </table:table-cell>
          <table:table-cell office:value-type="string">
            <text:p>dépôts</text:p>
          </table:table-cell>
          <table:table-cell office:value-type="string">
            <text:p>depositi</text:p>
          </table:table-cell>
          <table:table-cell office:value-type="string">
            <text:p>repository</text:p>
          </table:table-cell>
          <table:table-cell office:value-type="string">
            <text:p>Archive</text:p>
          </table:table-cell>
          <table:table-cell office:value-type="string">
            <text:p>репозитории</text:p>
          </table:table-cell>
          <table:table-cell office:value-type="string">
            <text:p>depozite</text:p>
          </table:table-cell>
          <table:table-cell office:value-type="string">
            <text:p>tárolók</text:p>
          </table:table-cell>
          <table:table-cell office:value-type="string">
            <text:p>リポジトリ</text:p>
          </table:table-cell>
          <table:table-cell table:number-columns-repeated="1012"/>
        </table:table-row>
        <table:table-row table:style-name="ro1">
          <table:table-cell table:style-name="ce2" office:value-type="string">
            <text:p>Security team Stable</text:p>
          </table:table-cell>
          <table:table-cell table:style-name="ce5" office:value-type="string">
            <text:p>Time de Segurança Estável</text:p>
          </table:table-cell>
          <table:table-cell table:style-name="ce8" office:value-type="string">
            <text:p>Equipo de Seguridad Estable</text:p>
          </table:table-cell>
          <table:table-cell office:value-type="string">
            <text:p>Équipe pour la sécurité Stable</text:p>
          </table:table-cell>
          <table:table-cell office:value-type="string">
            <text:p>Team di sicurezza Stabile</text:p>
          </table:table-cell>
          <table:table-cell office:value-type="string">
            <text:p>Security team Stable</text:p>
          </table:table-cell>
          <table:table-cell office:value-type="string">
            <text:p>Sicher-heitsteam für Stabil</text:p>
          </table:table-cell>
          <table:table-cell office:value-type="string">
            <text:p>Команда аудита безопасности *Стабильный*</text:p>
          </table:table-cell>
          <table:table-cell office:value-type="string">
            <text:p>Echipa de securitate din Stable</text:p>
          </table:table-cell>
          <table:table-cell office:value-type="string">
            <text:p>biztonsági csoport stabil</text:p>
          </table:table-cell>
          <table:table-cell office:value-type="string">
            <text:p>安定版セキュリティチーム</text:p>
          </table:table-cell>
          <table:table-cell table:number-columns-repeated="1012"/>
        </table:table-row>
        <table:table-row table:style-name="ro1">
          <table:table-cell table:style-name="ce2" office:value-type="string">
            <text:p>Security team Testing</text:p>
          </table:table-cell>
          <table:table-cell table:style-name="ce5" office:value-type="string">
            <text:p>Time de Segurança Teste</text:p>
          </table:table-cell>
          <table:table-cell table:style-name="ce8" office:value-type="string">
            <text:p>Equipo de Seguridad En Pruebas</text:p>
          </table:table-cell>
          <table:table-cell office:value-type="string">
            <text:p>Équipe pour la sécurité Évaluation</text:p>
          </table:table-cell>
          <table:table-cell office:value-type="string">
            <text:p>Team di sicurezza Testing</text:p>
          </table:table-cell>
          <table:table-cell office:value-type="string">
            <text:p>Security team Testing</text:p>
          </table:table-cell>
          <table:table-cell office:value-type="string">
            <text:p>Sicherheitsteam für Test</text:p>
          </table:table-cell>
          <table:table-cell office:value-type="string">
            <text:p>Команда аудита безопасности *Тестируемый*</text:p>
          </table:table-cell>
          <table:table-cell office:value-type="string">
            <text:p>Echipa de securitate din Testing</text:p>
          </table:table-cell>
          <table:table-cell office:value-type="string">
            <text:p>biztonsági csoport tesztelés</text:p>
          </table:table-cell>
          <table:table-cell office:value-type="string">
            <text:p>テスト版セキュリティチーム</text:p>
          </table:table-cell>
          <table:table-cell table:number-columns-repeated="1012"/>
        </table:table-row>
        <table:table-row table:style-name="ro1">
          <table:table-cell table:style-name="ce2" office:value-type="string">
            <text:p>Software versions</text:p>
          </table:table-cell>
          <table:table-cell table:style-name="ce5" office:value-type="string">
            <text:p>Versões de software</text:p>
          </table:table-cell>
          <table:table-cell table:style-name="ce8" office:value-type="string">
            <text:p>Versiones de software</text:p>
          </table:table-cell>
          <table:table-cell table:number-columns-repeated="2"/>
          <table:table-cell office:value-type="string">
            <text:p>Versioni del software</text:p>
          </table:table-cell>
          <table:table-cell office:value-type="string">
            <text:p>Software-Versionen</text:p>
          </table:table-cell>
          <table:table-cell office:value-type="string">
            <text:p>Версии программного обеспечения</text:p>
          </table:table-cell>
          <table:table-cell office:value-type="string">
            <text:p>Versiuni de software</text:p>
          </table:table-cell>
          <table:table-cell office:value-type="string">
            <text:p>Szoftver verzió</text:p>
          </table:table-cell>
          <table:table-cell office:value-type="string">
            <text:p>収録ソフトウェアのバージョン</text:p>
          </table:table-cell>
          <table:table-cell table:number-columns-repeated="1012"/>
        </table:table-row>
        <table:table-row table:style-name="ro1">
          <table:table-cell table:style-name="ce2" office:value-type="string">
            <text:p>Sources</text:p>
          </table:table-cell>
          <table:table-cell table:style-name="ce5" office:value-type="string">
            <text:p>Fontes</text:p>
          </table:table-cell>
          <table:table-cell table:style-name="ce8" office:value-type="string">
            <text:p>Fuentes</text:p>
          </table:table-cell>
          <table:table-cell office:value-type="string">
            <text:p>Sources</text:p>
          </table:table-cell>
          <table:table-cell table:number-columns-repeated="2" office:value-type="string">
            <text:p>Sorgenti</text:p>
          </table:table-cell>
          <table:table-cell office:value-type="string">
            <text:p>Quellen</text:p>
          </table:table-cell>
          <table:table-cell office:value-type="string">
            <text:p>Исходный код</text:p>
          </table:table-cell>
          <table:table-cell office:value-type="string">
            <text:p>Surse</text:p>
          </table:table-cell>
          <table:table-cell office:value-type="string">
            <text:p>Források</text:p>
          </table:table-cell>
          <table:table-cell office:value-type="string">
            <text:p>ソース開発側</text:p>
          </table:table-cell>
          <table:table-cell table:number-columns-repeated="1012"/>
        </table:table-row>
        <table:table-row table:style-name="ro1">
          <table:table-cell table:style-name="ce2" office:value-type="string">
            <text:p>Stable</text:p>
          </table:table-cell>
          <table:table-cell table:style-name="ce5" office:value-type="string">
            <text:p>Estável</text:p>
          </table:table-cell>
          <table:table-cell table:style-name="ce8" office:value-type="string">
            <text:p>Estable</text:p>
          </table:table-cell>
          <table:table-cell office:value-type="string">
            <text:p>Stable</text:p>
          </table:table-cell>
          <table:table-cell table:number-columns-repeated="2" office:value-type="string">
            <text:p>Stabile</text:p>
          </table:table-cell>
          <table:table-cell office:value-type="string">
            <text:p>Stabil</text:p>
          </table:table-cell>
          <table:table-cell office:value-type="string">
            <text:p>Стабильный</text:p>
          </table:table-cell>
          <table:table-cell office:value-type="string">
            <text:p>Stable</text:p>
          </table:table-cell>
          <table:table-cell office:value-type="string">
            <text:p>Stabil </text:p>
          </table:table-cell>
          <table:table-cell office:value-type="string">
            <text:p>安定版</text:p>
          </table:table-cell>
          <table:table-cell table:number-columns-repeated="1012"/>
        </table:table-row>
        <table:table-row table:style-name="ro1">
          <table:table-cell table:style-name="ce2" office:value-type="string">
            <text:p>Testing</text:p>
          </table:table-cell>
          <table:table-cell table:style-name="ce5" office:value-type="string">
            <text:p>Teste</text:p>
          </table:table-cell>
          <table:table-cell table:style-name="ce8" office:value-type="string">
            <text:p>En pruebas</text:p>
          </table:table-cell>
          <table:table-cell office:value-type="string">
            <text:p>Évaluation</text:p>
          </table:table-cell>
          <table:table-cell table:number-columns-repeated="2" office:value-type="string">
            <text:p>Testing</text:p>
          </table:table-cell>
          <table:table-cell office:value-type="string">
            <text:p>Test</text:p>
          </table:table-cell>
          <table:table-cell office:value-type="string">
            <text:p>Тестируемый</text:p>
          </table:table-cell>
          <table:table-cell office:value-type="string">
            <text:p>Testing</text:p>
          </table:table-cell>
          <table:table-cell office:value-type="string">
            <text:p>Teszt </text:p>
          </table:table-cell>
          <table:table-cell office:value-type="string">
            <text:p>テスト版</text:p>
          </table:table-cell>
          <table:table-cell table:number-columns-repeated="1012"/>
        </table:table-row>
        <table:table-row table:style-name="ro1">
          <table:table-cell table:style-name="ce2" office:value-type="string">
            <text:p>The universal operating system</text:p>
          </table:table-cell>
          <table:table-cell table:style-name="ce5" office:value-type="string">
            <text:p>O sistema operacional universal</text:p>
          </table:table-cell>
          <table:table-cell table:style-name="ce8" office:value-type="string">
            <text:p>El sistema operativo universal</text:p>
          </table:table-cell>
          <table:table-cell office:value-type="string">
            <text:p>Le système d'exploitation universel</text:p>
          </table:table-cell>
          <table:table-cell table:number-columns-repeated="2" office:value-type="string">
            <text:p>Il sistema operativo universale</text:p>
          </table:table-cell>
          <table:table-cell office:value-type="string">
            <text:p>Das universelle Betriebssystem</text:p>
          </table:table-cell>
          <table:table-cell office:value-type="string">
            <text:p>Универсальная операционная система</text:p>
          </table:table-cell>
          <table:table-cell office:value-type="string">
            <text:p>Sistemul de operare universal</text:p>
          </table:table-cell>
          <table:table-cell office:value-type="string">
            <text:p>Az univerzális operációs rendszer</text:p>
          </table:table-cell>
          <table:table-cell office:value-type="string">
            <text:p>ユニバーサルオペレーティングシステム</text:p>
          </table:table-cell>
          <table:table-cell table:number-columns-repeated="1012"/>
        </table:table-row>
        <table:table-row table:style-name="ro3">
          <table:table-cell table:style-name="ce2" office:value-type="string">
            <text:p>Translator: Claudio F Filho &lt;email&gt;</text:p>
          </table:table-cell>
          <table:table-cell table:style-name="ce5" office:value-type="string">
            <text:p>Original: Claudio F Filho &lt;email&gt;</text:p>
          </table:table-cell>
          <table:table-cell table:style-name="ce8" office:value-type="string">
            <text:p>Traducción: Claudio F Filho &lt;email&gt;</text:p>
          </table:table-cell>
          <table:table-cell table:number-columns-repeated="2"/>
          <table:table-cell office:value-type="string">
            <text:p>”Traduzione:”: Mte90 <text:a xlink:href="mailto:mte90smanettator@gmail.com">mte90smanettator@gmail.com</text:a></text:p>
          </table:table-cell>
          <table:table-cell office:value-type="string">
            <text:p>Übersetzung: Robert Pommrich &lt;LeProvokateur@gmx.de&gt;, Erik Pfannenstein &lt;epfannenstein@gmx.de&gt;</text:p>
          </table:table-cell>
          <table:table-cell office:value-type="string">
            <text:p>Переводчик: Нефёдов Юрий &lt;Yuri.Nefedov@gmail.com&gt;</text:p>
          </table:table-cell>
          <table:table-cell office:value-type="string">
            <text:p>Traducere: Victor Nițu &lt;victor@debian-linux.ro&gt;</text:p>
          </table:table-cell>
          <table:table-cell office:value-type="string">
            <text:p>Fordítást készítette: Török Árpád &lt;torar@freemail.hu&gt;</text:p>
          </table:table-cell>
          <table:table-cell office:value-type="string">
            <text:p>翻訳: AYANOKOUZI, Ryuunosuke &lt;i38w7i3@yahoo.co.jp&gt;</text:p>
          </table:table-cell>
          <table:table-cell office:value-type="string">
            <text:p>&lt;”Translation:” in your language&gt;: &lt;your name&gt; [,&lt;your name if you help to complement the translation&gt;]</text:p>
          </table:table-cell>
          <table:table-cell table:number-columns-repeated="1011"/>
        </table:table-row>
        <table:table-row table:style-name="ro1">
          <table:table-cell table:style-name="ce2" office:value-type="string">
            <text:p>Understanding Debian</text:p>
          </table:table-cell>
          <table:table-cell table:style-name="ce5" office:value-type="string">
            <text:p>Conhecendo o Debian</text:p>
          </table:table-cell>
          <table:table-cell table:style-name="ce8" office:value-type="string">
            <text:p>Conociendo a Debian</text:p>
          </table:table-cell>
          <table:table-cell office:value-type="string">
            <text:p>Comprendre Debian</text:p>
          </table:table-cell>
          <table:table-cell table:number-columns-repeated="2" office:value-type="string">
            <text:p>Conoscere Debian</text:p>
          </table:table-cell>
          <table:table-cell office:value-type="string">
            <text:p>Debian verstehen</text:p>
          </table:table-cell>
          <table:table-cell office:value-type="string">
            <text:p>Осмысление Debian</text:p>
          </table:table-cell>
          <table:table-cell office:value-type="string">
            <text:p>Să înțelegem Debian</text:p>
          </table:table-cell>
          <table:table-cell office:value-type="string">
            <text:p>Megérteni a Debiant</text:p>
          </table:table-cell>
          <table:table-cell office:value-type="string">
            <text:p>Debian の基礎知識</text:p>
          </table:table-cell>
          <table:table-cell table:number-columns-repeated="1012"/>
        </table:table-row>
        <table:table-row table:style-name="ro1">
          <table:table-cell table:style-name="ce2" office:value-type="string">
            <text:p>Unstable</text:p>
          </table:table-cell>
          <table:table-cell table:style-name="ce5" office:value-type="string">
            <text:p>Instável</text:p>
          </table:table-cell>
          <table:table-cell table:style-name="ce8" office:value-type="string">
            <text:p>Inestable</text:p>
          </table:table-cell>
          <table:table-cell office:value-type="string">
            <text:p>Instable</text:p>
          </table:table-cell>
          <table:table-cell table:number-columns-repeated="2" office:value-type="string">
            <text:p>Instabile</text:p>
          </table:table-cell>
          <table:table-cell office:value-type="string">
            <text:p>Instabil</text:p>
          </table:table-cell>
          <table:table-cell office:value-type="string">
            <text:p>Нестабильный</text:p>
          </table:table-cell>
          <table:table-cell office:value-type="string">
            <text:p>Unstable</text:p>
          </table:table-cell>
          <table:table-cell office:value-type="string">
            <text:p>Nem stabil </text:p>
          </table:table-cell>
          <table:table-cell office:value-type="string">
            <text:p>不安定版</text:p>
          </table:table-cell>
          <table:table-cell table:number-columns-repeated="1012"/>
        </table:table-row>
        <table:table-row table:style-name="ro1">
          <table:table-cell table:style-name="ce2" office:value-type="string">
            <text:p>Version 1.1</text:p>
          </table:table-cell>
          <table:table-cell table:style-name="ce5" office:value-type="string">
            <text:p>Versão 1.1</text:p>
          </table:table-cell>
          <table:table-cell table:style-name="ce8" office:value-type="string">
            <text:p>Versión 1.1</text:p>
          </table:table-cell>
          <table:table-cell table:number-columns-repeated="2"/>
          <table:table-cell office:value-type="string">
            <text:p>Versione 1.1</text:p>
          </table:table-cell>
          <table:table-cell table:number-columns-repeated="4"/>
          <table:table-cell office:value-type="string">
            <text:p>バージョン 1.1</text:p>
          </table:table-cell>
          <table:table-cell table:number-columns-repeated="1012"/>
        </table:table-row>
        <table:table-row table:style-name="ro2">
          <table:table-cell table:style-name="ce2" office:value-type="string">
            <text:p>When a new version is released as <text:span text:style-name="T2">stable</text:span>, immediately opens space in the <text:span text:style-name="T2">testing</text:span>, when starts a new cycle of distribution stabilization for a future release. All process follows a continuous and natural stream.</text:p>
          </table:table-cell>
          <table:table-cell table:style-name="ce5" office:value-type="string">
            <text:p>Quando uma versão passa para <text:span text:style-name="T2">estável</text:span>, imediatamente abre espaço na <text:span text:style-name="T2">teste</text:span>, onde se inicia um novo ciclo de estabilização da distribuição para um futuro lançamento.</text:p>
            <text:p>Todo o processo segue um fluxo contínuo e natural.</text:p>
          </table:table-cell>
          <table:table-cell table:style-name="ce8" office:value-type="string">
            <text:p>Cuando una versión pasa a <text:span text:style-name="T2">estable</text:span>, inmediatamente abre un espacio en <text:span text:style-name="T2">prueba</text:span>, donde se inicia un nuevo ciclo de estabilización de la distribuición para una futura liberación. Todo el proceso sigue un flujo contínuo y natural.</text:p>
          </table:table-cell>
          <table:table-cell office:value-type="string">
            <text:p>Lorsqu'une nouvelle version est publiée en tant que *stable*, un espace est immédiatement ouvert en *évaluation* zone de stabilisation pour la distribution dans son ensemble. Elle paraît en version stable lorsque c'est prêt., lorsque un nouveau cycle de stabilisation de distribution commence pour une future version. Tous les processus suivent un flux continu et naturel.</text:p>
          </table:table-cell>
          <table:table-cell office:value-type="string">
            <text:p>Quando una nuova versione viene rilasciata come *stabile*, immediatamente libera uno spazio in *testing*, quindi inizia un nuovo ciclo di stabilizzazione della distribuzione per un futuro rilascio. Tutto il processo segue un flusso naturale e continuo.</text:p>
          </table:table-cell>
          <table:table-cell office:value-type="string">
            <text:p>Quando una nuova versione è rilasciata come <text:span text:style-name="T2">stabile</text:span>, viene rilasciato immediatamente spazio al <text:span text:style-name="T2">testing</text:span>, per iniziare un nuovo ciclo di stabilizzazione di distribuzione per le nuove versioni. Tutto il processo segue segue un processo continuo e naturale.</text:p>
          </table:table-cell>
          <table:table-cell office:value-type="string">
            <text:p>Wenn eine neue Version als *Stabil* herausgegeben wird, macht sie augenblicklich Platz für ein neues *Test* und somit für einen neuen Kreislauf der Stabilisierung der Distribution für eine zukünftige Ausgabe. Der ganze Prozess hat einen kontinuierlichen und natürlichen Verlauf. </text:p>
          </table:table-cell>
          <table:table-cell office:value-type="string">
            <text:p>При выходе новой *стабильной* версии выпуск *тестируемый* незамедлительно обновляется. Начинается новый цикл его стабилизации и подготовки к новому выпуску. Весь процесс идет непрерывно, подобно течению воды. </text:p>
          </table:table-cell>
          <table:table-cell office:value-type="string">
            <text:p>Când o nouă versiune este lansată ca stable, se creează un nou spațiu de testing, începutul unui nou ciclu de stabilizare a distibuției pentru versiunile ulterioare. Toate procesele urmăresc un curs continuu și natural.</text:p>
          </table:table-cell>
          <table:table-cell office:value-type="string">
            <text:p>Amikor egy Stabil változat kibocsátásra kerül, automatikusan megnyílik egy Teszt terület, ahol a jövőbeni kibocsátásra kerülő kiadás stabilizációs ciklusa megkezdődik. Minden folyamat folytonos és természetes menetet követ. </text:p>
          </table:table-cell>
          <table:table-cell office:value-type="string">
            <text:p><text:span text:style-name="T2">安定版</text:span>の新バージョン公開に伴い、直ちに<text:span text:style-name="T2">テスト版</text:span>の枠が開き、新規のディストリビューション安定化サイクルが始まります。全てのプロセスは連続的で自然な流れに従います。</text:p>
          </table:table-cell>
          <table:table-cell table:number-columns-repeated="1012"/>
        </table:table-row>
        <table:table-row table:style-name="ro2" table:number-rows-repeated="1048522">
          <table:table-cell table:number-columns-repeated="1023"/>
        </table:table-row>
        <table:table-row table:style-name="ro2">
          <table:table-cell table:number-columns-repeated="1023"/>
        </table:table-row>
      </table:table>
      <table:database-ranges>
        <table:database-range table:target-range-address="Planilha1.A1:Planilha1.L53">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gnm="http://www.gnumeric.org/odf-extension/1.0" office:version="1.2">
  <office:font-face-decls>
    <style:font-face style:name="Sans" svg:font-family="Sans"/>
    <style:font-face style:name="Arial" svg:font-family="Arial" style:font-family-generic="swiss" style:font-pitch="variable"/>
    <style:font-face style:name="Arimo" svg:font-family="Arim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t" fo:country="BR" style:font-name-asian="DejaVu Sans Light" style:language-asian="ja" style:country-asian="JP" style:font-name-complex="DejaVu Sans Ligh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date-style style:name="N113">
      <number:day number:style="long"/>
      <number:text>/</number:text>
      <number:month number:style="long"/>
      <number:text>/</number:text>
      <number:year number:calendar="gregorian"/>
    </number:date-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draw:marker draw:name="Arrowhead_20_1" draw:display-name="Arrowhead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7/11/2013</text:date>, <text:time>16:22:2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7T16:22:21</dc:date>
    <meta:generator>OpenOffice/4.0.0$Unix OpenOffice.org_project/400m3$Build-9702</meta:generator>
    <meta:editing-duration>P1DT20H54M9S</meta:editing-duration>
    <meta:editing-cycles>63</meta:editing-cycles>
    <dc:creator>Claudio F Filho</dc:creator>
    <meta:document-statistic meta:table-count="1" meta:cell-count="537" meta:object-count="0"/>
  </office:meta>
</office:document-meta>
</file>